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4.5cm"/>
    </style:style>
    <style:style style:name="co2" style:family="table-column">
      <style:table-column-properties fo:break-before="auto" style:column-width="4.112cm"/>
    </style:style>
    <style:style style:name="co3" style:family="table-column">
      <style:table-column-properties fo:break-before="auto" style:column-width="3.88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Normal_5f_Centroide-Latitud" style:data-style-name="N1">
      <style:table-cell-properties style:cell-protect="none" style:print-content="true" style:diagonal-bl-tr="none" style:diagonal-tl-br="none" fo:background-color="transparent" fo:border="0.035cm solid #1a1a1a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Normal_5f_Centroide-Latitud" style:data-style-name="N1">
      <style:table-cell-properties style:diagonal-bl-tr="none" style:diagonal-tl-br="none" fo:background-color="transparent" fo:border="0.035cm solid #1a1a1a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Normal_5f_Centroide-Latitud" style:data-style-name="N1">
      <style:table-cell-properties fo:background-color="#ffff00" style:diagonal-bl-tr="none" style:diagonal-tl-br="none" fo:border="0.035cm solid #1a1a1a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Normal_5f_Centroide-Latitud" style:data-style-name="N13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35cm solid #1a1a1a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" style:family="table-cell" style:parent-style-name="Normal_5f_Centroide-Latitud" style:data-style-name="N130">
      <style:table-cell-properties fo:border-bottom="0.035cm solid #1a1a1a" style:diagonal-bl-tr="none" style:diagonal-tl-br="none" fo:background-color="transparent" fo:border-left="0.035cm solid #1a1a1a" fo:border-right="0.035cm solid #1a1a1a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" style:family="table-cell" style:parent-style-name="Normal_5f_Centroide-Latitud" style:data-style-name="N130">
      <style:table-cell-properties fo:border-bottom="0.035cm solid #1a1a1a" fo:background-color="#ffff00" style:diagonal-bl-tr="none" style:diagonal-tl-br="none" fo:border-left="0.035cm solid #1a1a1a" fo:border-right="0.035cm solid #1a1a1a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comunas" table:style-name="ta1" table:print="false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row table:style-name="ro1">
          <table:table-cell table:style-name="ce1" office:value-type="string">
            <text:p>Comuna</text:p>
          </table:table-cell>
          <table:table-cell table:style-name="ce4" office:value-type="string">
            <text:p>Longitud</text:p>
          </table:table-cell>
          <table:table-cell table:style-name="ce4" office:value-type="string">
            <text:p>Latitud</text:p>
          </table:table-cell>
        </table:table-row>
        <table:table-row table:style-name="ro1">
          <table:table-cell office:value-type="string">
            <text:p>Algarrobo</text:p>
          </table:table-cell>
          <table:table-cell office:value-type="float" office:value="-71.5993912699541">
            <text:p>-71,5993912699541</text:p>
          </table:table-cell>
          <table:table-cell office:value-type="float" office:value="-33.3294443939521">
            <text:p>-33,3294443939521</text:p>
          </table:table-cell>
        </table:table-row>
        <table:table-row table:style-name="ro1">
          <table:table-cell office:value-type="string">
            <text:p>Alhué</text:p>
          </table:table-cell>
          <table:table-cell office:value-type="float" office:value="-71.0564402283356">
            <text:p>-71,0564402283356</text:p>
          </table:table-cell>
          <table:table-cell office:value-type="float" office:value="-34.0427268389157">
            <text:p>-34,0427268389157</text:p>
          </table:table-cell>
        </table:table-row>
        <table:table-row table:style-name="ro1">
          <table:table-cell office:value-type="string">
            <text:p>Alto Biobío</text:p>
          </table:table-cell>
          <table:table-cell office:value-type="float" office:value="-71.3474459582898">
            <text:p>-71,3474459582898</text:p>
          </table:table-cell>
          <table:table-cell office:value-type="float" office:value="-37.8653975869179">
            <text:p>-37,8653975869179</text:p>
          </table:table-cell>
        </table:table-row>
        <table:table-row table:style-name="ro1">
          <table:table-cell office:value-type="string">
            <text:p>Alto del Carmen</text:p>
          </table:table-cell>
          <table:table-cell office:value-type="float" office:value="-70.1530226365598">
            <text:p>-70,1530226365598</text:p>
          </table:table-cell>
          <table:table-cell office:value-type="float" office:value="-28.9929468799823">
            <text:p>-28,9929468799823</text:p>
          </table:table-cell>
        </table:table-row>
        <table:table-row table:style-name="ro1">
          <table:table-cell office:value-type="string">
            <text:p>Alto Hospicio</text:p>
          </table:table-cell>
          <table:table-cell office:value-type="float" office:value="-70.0109649557567">
            <text:p>-70,0109649557567</text:p>
          </table:table-cell>
          <table:table-cell office:value-type="float" office:value="-20.189940578351">
            <text:p>-20,1899405783510</text:p>
          </table:table-cell>
        </table:table-row>
        <table:table-row table:style-name="ro1">
          <table:table-cell office:value-type="string">
            <text:p>Ancud</text:p>
          </table:table-cell>
          <table:table-cell office:value-type="float" office:value="-73.8018678002365">
            <text:p>-73,8018678002365</text:p>
          </table:table-cell>
          <table:table-cell office:value-type="float" office:value="-42.017366725555">
            <text:p>-42,0173667255550</text:p>
          </table:table-cell>
        </table:table-row>
        <table:table-row table:style-name="ro1">
          <table:table-cell office:value-type="string">
            <text:p>Andacollo</text:p>
          </table:table-cell>
          <table:table-cell office:value-type="float" office:value="-71.1006371921363">
            <text:p>-71,1006371921363</text:p>
          </table:table-cell>
          <table:table-cell office:value-type="float" office:value="-30.2594278332612">
            <text:p>-30,2594278332612</text:p>
          </table:table-cell>
        </table:table-row>
        <table:table-row table:style-name="ro1">
          <table:table-cell office:value-type="string">
            <text:p>Angol</text:p>
          </table:table-cell>
          <table:table-cell office:value-type="float" office:value="-72.7957133661631">
            <text:p>-72,7957133661631</text:p>
          </table:table-cell>
          <table:table-cell office:value-type="float" office:value="-37.7687159281174">
            <text:p>-37,7687159281174</text:p>
          </table:table-cell>
        </table:table-row>
        <table:table-row table:style-name="ro1">
          <table:table-cell office:value-type="string">
            <text:p>Antofagasta</text:p>
          </table:table-cell>
          <table:table-cell office:value-type="float" office:value="-69.411578844949">
            <text:p>-69,4115788449490</text:p>
          </table:table-cell>
          <table:table-cell office:value-type="float" office:value="-24.2747824755198">
            <text:p>-24,2747824755198</text:p>
          </table:table-cell>
        </table:table-row>
        <table:table-row table:style-name="ro1">
          <table:table-cell office:value-type="string">
            <text:p>Antuco</text:p>
          </table:table-cell>
          <table:table-cell office:value-type="float" office:value="-71.3670482152716">
            <text:p>-71,3670482152716</text:p>
          </table:table-cell>
          <table:table-cell office:value-type="float" office:value="-37.3274487946032">
            <text:p>-37,3274487946032</text:p>
          </table:table-cell>
        </table:table-row>
        <table:table-row table:style-name="ro1">
          <table:table-cell office:value-type="string">
            <text:p>Arauco</text:p>
          </table:table-cell>
          <table:table-cell office:value-type="float" office:value="-73.3998096503374">
            <text:p>-73,3998096503374</text:p>
          </table:table-cell>
          <table:table-cell office:value-type="float" office:value="-37.2885933390245">
            <text:p>-37,2885933390245</text:p>
          </table:table-cell>
        </table:table-row>
        <table:table-row table:style-name="ro1">
          <table:table-cell office:value-type="string">
            <text:p>Arica</text:p>
          </table:table-cell>
          <table:table-cell office:value-type="float" office:value="-69.9744524126975">
            <text:p>-69,9744524126975</text:p>
          </table:table-cell>
          <table:table-cell office:value-type="float" office:value="-18.5375345977464">
            <text:p>-18,5375345977464</text:p>
          </table:table-cell>
        </table:table-row>
        <table:table-row table:style-name="ro1">
          <table:table-cell office:value-type="string">
            <text:p>Aysén</text:p>
          </table:table-cell>
          <table:table-cell office:value-type="float" office:value="-73.7592816819727">
            <text:p>-73,7592816819727</text:p>
          </table:table-cell>
          <table:table-cell office:value-type="float" office:value="-45.9794990750079">
            <text:p>-45,9794990750079</text:p>
          </table:table-cell>
        </table:table-row>
        <table:table-row table:style-name="ro1">
          <table:table-cell office:value-type="string">
            <text:p>Buin</text:p>
          </table:table-cell>
          <table:table-cell office:value-type="float" office:value="-70.7389462176248">
            <text:p>-70,7389462176248</text:p>
          </table:table-cell>
          <table:table-cell office:value-type="float" office:value="-33.7480593649953">
            <text:p>-33,7480593649953</text:p>
          </table:table-cell>
        </table:table-row>
        <table:table-row table:style-name="ro1">
          <table:table-cell office:value-type="string">
            <text:p>Bulnes</text:p>
          </table:table-cell>
          <table:table-cell office:value-type="float" office:value="-72.2900249399127">
            <text:p>-72,2900249399127</text:p>
          </table:table-cell>
          <table:table-cell office:value-type="float" office:value="-36.790405730301">
            <text:p>-36,7904057303010</text:p>
          </table:table-cell>
        </table:table-row>
        <table:table-row table:style-name="ro1">
          <table:table-cell office:value-type="string">
            <text:p>Cabildo</text:p>
          </table:table-cell>
          <table:table-cell office:value-type="float" office:value="-70.8235322857271">
            <text:p>-70,8235322857271</text:p>
          </table:table-cell>
          <table:table-cell office:value-type="float" office:value="-32.4173554816026">
            <text:p>-32,4173554816026</text:p>
          </table:table-cell>
        </table:table-row>
        <table:table-row table:style-name="ro1">
          <table:table-cell office:value-type="string">
            <text:p>Cabo de Hornos</text:p>
          </table:table-cell>
          <table:table-cell office:value-type="float" office:value="-69.2809321518499">
            <text:p>-69,2809321518499</text:p>
          </table:table-cell>
          <table:table-cell office:value-type="float" office:value="-55.0286173401844">
            <text:p>-55,0286173401844</text:p>
          </table:table-cell>
        </table:table-row>
        <table:table-row table:style-name="ro1">
          <table:table-cell office:value-type="string">
            <text:p>Cabrero</text:p>
          </table:table-cell>
          <table:table-cell office:value-type="float" office:value="-72.3813593732122">
            <text:p>-72,3813593732122</text:p>
          </table:table-cell>
          <table:table-cell office:value-type="float" office:value="-37.0619391998226">
            <text:p>-37,0619391998226</text:p>
          </table:table-cell>
        </table:table-row>
        <table:table-row table:style-name="ro1">
          <table:table-cell office:value-type="string">
            <text:p>Calama</text:p>
          </table:table-cell>
          <table:table-cell office:value-type="float" office:value="-68.6297316554502">
            <text:p>-68,6297316554502</text:p>
          </table:table-cell>
          <table:table-cell office:value-type="float" office:value="-22.1621555145211">
            <text:p>-22,1621555145211</text:p>
          </table:table-cell>
        </table:table-row>
        <table:table-row table:style-name="ro1">
          <table:table-cell office:value-type="string">
            <text:p>Calbuco</text:p>
          </table:table-cell>
          <table:table-cell office:value-type="float" office:value="-73.1947769166782">
            <text:p>-73,1947769166782</text:p>
          </table:table-cell>
          <table:table-cell office:value-type="float" office:value="-41.7228188170885">
            <text:p>-41,7228188170885</text:p>
          </table:table-cell>
        </table:table-row>
        <table:table-row table:style-name="ro1">
          <table:table-cell office:value-type="string">
            <text:p>Caldera</text:p>
          </table:table-cell>
          <table:table-cell office:value-type="float" office:value="-70.6821391343406">
            <text:p>-70,6821391343406</text:p>
          </table:table-cell>
          <table:table-cell office:value-type="float" office:value="-27.1411178630438">
            <text:p>-27,1411178630438</text:p>
          </table:table-cell>
        </table:table-row>
        <table:table-row table:style-name="ro1">
          <table:table-cell office:value-type="string">
            <text:p>Calera</text:p>
          </table:table-cell>
          <table:table-cell office:value-type="float" office:value="-71.15689371809">
            <text:p>-71,1568937180900</text:p>
          </table:table-cell>
          <table:table-cell office:value-type="float" office:value="-32.7939208706691">
            <text:p>-32,7939208706691</text:p>
          </table:table-cell>
        </table:table-row>
        <table:table-row table:style-name="ro1">
          <table:table-cell office:value-type="string">
            <text:p>Calera de Tango</text:p>
          </table:table-cell>
          <table:table-cell office:value-type="float" office:value="-70.790233444112">
            <text:p>-70,7902334441120</text:p>
          </table:table-cell>
          <table:table-cell office:value-type="float" office:value="-33.6232519276806">
            <text:p>-33,6232519276806</text:p>
          </table:table-cell>
        </table:table-row>
        <table:table-row table:style-name="ro1">
          <table:table-cell office:value-type="string">
            <text:p>Calle Larga</text:p>
          </table:table-cell>
          <table:table-cell office:value-type="float" office:value="-70.5446601647758">
            <text:p>-70,5446601647758</text:p>
          </table:table-cell>
          <table:table-cell office:value-type="float" office:value="-32.9507694552549">
            <text:p>-32,9507694552549</text:p>
          </table:table-cell>
        </table:table-row>
        <table:table-row table:style-name="ro1">
          <table:table-cell office:value-type="string">
            <text:p>Camarones</text:p>
          </table:table-cell>
          <table:table-cell office:value-type="float" office:value="-69.6985264453947">
            <text:p>-69,6985264453947</text:p>
          </table:table-cell>
          <table:table-cell office:value-type="float" office:value="-18.929931462255">
            <text:p>-18,9299314622550</text:p>
          </table:table-cell>
        </table:table-row>
        <table:table-row table:style-name="ro1">
          <table:table-cell office:value-type="string">
            <text:p>Camiña</text:p>
          </table:table-cell>
          <table:table-cell office:value-type="float" office:value="-69.5053424316445">
            <text:p>-69,5053424316445</text:p>
          </table:table-cell>
          <table:table-cell office:value-type="float" office:value="-19.373446999021">
            <text:p>-19,3734469990210</text:p>
          </table:table-cell>
        </table:table-row>
        <table:table-row table:style-name="ro1">
          <table:table-cell office:value-type="string">
            <text:p>Canela</text:p>
          </table:table-cell>
          <table:table-cell office:value-type="float" office:value="-71.394386118576">
            <text:p>-71,3943861185760</text:p>
          </table:table-cell>
          <table:table-cell office:value-type="float" office:value="-31.401834646171">
            <text:p>-31,4018346461710</text:p>
          </table:table-cell>
        </table:table-row>
        <table:table-row table:style-name="ro1">
          <table:table-cell office:value-type="string">
            <text:p>Cañete</text:p>
          </table:table-cell>
          <table:table-cell office:value-type="float" office:value="-73.3173008707997">
            <text:p>-73,3173008707997</text:p>
          </table:table-cell>
          <table:table-cell office:value-type="float" office:value="-37.8736666354251">
            <text:p>-37,8736666354251</text:p>
          </table:table-cell>
        </table:table-row>
        <table:table-row table:style-name="ro1">
          <table:table-cell office:value-type="string">
            <text:p>Carahue</text:p>
          </table:table-cell>
          <table:table-cell office:value-type="float" office:value="-73.2695581813959">
            <text:p>-73,2695581813959</text:p>
          </table:table-cell>
          <table:table-cell office:value-type="float" office:value="-38.6112087321541">
            <text:p>-38,6112087321541</text:p>
          </table:table-cell>
        </table:table-row>
        <table:table-row table:style-name="ro1">
          <table:table-cell office:value-type="string">
            <text:p>Cartagena</text:p>
          </table:table-cell>
          <table:table-cell office:value-type="float" office:value="-71.4422066919395">
            <text:p>-71,4422066919395</text:p>
          </table:table-cell>
          <table:table-cell office:value-type="float" office:value="-33.5338215713324">
            <text:p>-33,5338215713324</text:p>
          </table:table-cell>
        </table:table-row>
        <table:table-row table:style-name="ro1">
          <table:table-cell office:value-type="string">
            <text:p>Casablanca</text:p>
          </table:table-cell>
          <table:table-cell office:value-type="float" office:value="-71.4349744217737">
            <text:p>-71,4349744217737</text:p>
          </table:table-cell>
          <table:table-cell office:value-type="float" office:value="-33.3156647278317">
            <text:p>-33,3156647278317</text:p>
          </table:table-cell>
        </table:table-row>
        <table:table-row table:style-name="ro1">
          <table:table-cell office:value-type="string">
            <text:p>Castro</text:p>
          </table:table-cell>
          <table:table-cell office:value-type="float" office:value="-73.8046190699458">
            <text:p>-73,8046190699458</text:p>
          </table:table-cell>
          <table:table-cell office:value-type="float" office:value="-42.4737961045766">
            <text:p>-42,4737961045766</text:p>
          </table:table-cell>
        </table:table-row>
        <table:table-row table:style-name="ro1">
          <table:table-cell office:value-type="string">
            <text:p>Catemu</text:p>
          </table:table-cell>
          <table:table-cell office:value-type="float" office:value="-70.9446487912181">
            <text:p>-70,9446487912181</text:p>
          </table:table-cell>
          <table:table-cell office:value-type="float" office:value="-32.7073563966184">
            <text:p>-32,7073563966184</text:p>
          </table:table-cell>
        </table:table-row>
        <table:table-row table:style-name="ro1">
          <table:table-cell office:value-type="string">
            <text:p>Cauquenes</text:p>
          </table:table-cell>
          <table:table-cell office:value-type="float" office:value="-72.2804944931403">
            <text:p>-72,2804944931403</text:p>
          </table:table-cell>
          <table:table-cell office:value-type="float" office:value="-35.9712397710616">
            <text:p>-35,9712397710616</text:p>
          </table:table-cell>
        </table:table-row>
        <table:table-row table:style-name="ro1">
          <table:table-cell office:value-type="string">
            <text:p>Cerrillos</text:p>
          </table:table-cell>
          <table:table-cell office:value-type="float" office:value="-70.7125435010026">
            <text:p>-70,7125435010026</text:p>
          </table:table-cell>
          <table:table-cell office:value-type="float" office:value="-33.4997689524435">
            <text:p>-33,4997689524435</text:p>
          </table:table-cell>
        </table:table-row>
        <table:table-row table:style-name="ro1">
          <table:table-cell office:value-type="string">
            <text:p>Cerro Navia</text:p>
          </table:table-cell>
          <table:table-cell office:value-type="float" office:value="-70.744588647267">
            <text:p>-70,7445886472670</text:p>
          </table:table-cell>
          <table:table-cell office:value-type="float" office:value="-33.4224789084748">
            <text:p>-33,4224789084748</text:p>
          </table:table-cell>
        </table:table-row>
        <table:table-row table:style-name="ro1">
          <table:table-cell office:value-type="string">
            <text:p>Chaitén</text:p>
          </table:table-cell>
          <table:table-cell office:value-type="float" office:value="-72.5753563973305">
            <text:p>-72,5753563973305</text:p>
          </table:table-cell>
          <table:table-cell office:value-type="float" office:value="-43.0930688098976">
            <text:p>-43,0930688098976</text:p>
          </table:table-cell>
        </table:table-row>
        <table:table-row table:style-name="ro1">
          <table:table-cell office:value-type="string">
            <text:p>Chanco</text:p>
          </table:table-cell>
          <table:table-cell office:value-type="float" office:value="-72.4850248284124">
            <text:p>-72,4850248284124</text:p>
          </table:table-cell>
          <table:table-cell office:value-type="float" office:value="-35.698942688724">
            <text:p>-35,6989426887240</text:p>
          </table:table-cell>
        </table:table-row>
        <table:table-row table:style-name="ro1">
          <table:table-cell office:value-type="string">
            <text:p>Chañaral</text:p>
          </table:table-cell>
          <table:table-cell office:value-type="float" office:value="-70.3379783779751">
            <text:p>-70,3379783779751</text:p>
          </table:table-cell>
          <table:table-cell office:value-type="float" office:value="-26.3725332285914">
            <text:p>-26,3725332285914</text:p>
          </table:table-cell>
        </table:table-row>
        <table:table-row table:style-name="ro1">
          <table:table-cell office:value-type="string">
            <text:p>Chépica</text:p>
          </table:table-cell>
          <table:table-cell office:value-type="float" office:value="-71.359378094771">
            <text:p>-71,3593780947710</text:p>
          </table:table-cell>
          <table:table-cell office:value-type="float" office:value="-34.7912346178865">
            <text:p>-34,7912346178865</text:p>
          </table:table-cell>
        </table:table-row>
        <table:table-row table:style-name="ro1">
          <table:table-cell office:value-type="string">
            <text:p>Chiguayante</text:p>
          </table:table-cell>
          <table:table-cell office:value-type="float" office:value="-73.0051867208089">
            <text:p>-73,0051867208089</text:p>
          </table:table-cell>
          <table:table-cell office:value-type="float" office:value="-36.9007816157083">
            <text:p>-36,9007816157083</text:p>
          </table:table-cell>
        </table:table-row>
        <table:table-row table:style-name="ro1">
          <table:table-cell office:value-type="string">
            <text:p>Chile Chico</text:p>
          </table:table-cell>
          <table:table-cell office:value-type="float" office:value="-72.6047757968323">
            <text:p>-72,6047757968323</text:p>
          </table:table-cell>
          <table:table-cell office:value-type="float" office:value="-46.7801821272195">
            <text:p>-46,7801821272195</text:p>
          </table:table-cell>
        </table:table-row>
        <table:table-row table:style-name="ro1">
          <table:table-cell office:value-type="string">
            <text:p>Chillán</text:p>
          </table:table-cell>
          <table:table-cell office:value-type="float" office:value="-72.1287210192287">
            <text:p>-72,1287210192287</text:p>
          </table:table-cell>
          <table:table-cell office:value-type="float" office:value="-36.6174889493851">
            <text:p>-36,6174889493851</text:p>
          </table:table-cell>
        </table:table-row>
        <table:table-row table:style-name="ro1">
          <table:table-cell office:value-type="string">
            <text:p>Chillán Viejo</text:p>
          </table:table-cell>
          <table:table-cell office:value-type="float" office:value="-72.1988056564337">
            <text:p>-72,1988056564337</text:p>
          </table:table-cell>
          <table:table-cell office:value-type="float" office:value="-36.6803515633837">
            <text:p>-36,6803515633837</text:p>
          </table:table-cell>
        </table:table-row>
        <table:table-row table:style-name="ro1">
          <table:table-cell office:value-type="string">
            <text:p>Chimbarongo</text:p>
          </table:table-cell>
          <table:table-cell office:value-type="float" office:value="-70.9809061028811">
            <text:p>-70,9809061028811</text:p>
          </table:table-cell>
          <table:table-cell office:value-type="float" office:value="-34.7517254712055">
            <text:p>-34,7517254712055</text:p>
          </table:table-cell>
        </table:table-row>
        <table:table-row table:style-name="ro1">
          <table:table-cell office:value-type="string">
            <text:p>Cholchol</text:p>
          </table:table-cell>
          <table:table-cell office:value-type="float" office:value="-72.9023889212657">
            <text:p>-72,9023889212657</text:p>
          </table:table-cell>
          <table:table-cell office:value-type="float" office:value="-38.5834377432276">
            <text:p>-38,5834377432276</text:p>
          </table:table-cell>
        </table:table-row>
        <table:table-row table:style-name="ro1">
          <table:table-cell office:value-type="string">
            <text:p>Chonchi</text:p>
          </table:table-cell>
          <table:table-cell office:value-type="float" office:value="-73.9306307632159">
            <text:p>-73,9306307632159</text:p>
          </table:table-cell>
          <table:table-cell office:value-type="float" office:value="-42.6817922688395">
            <text:p>-42,6817922688395</text:p>
          </table:table-cell>
        </table:table-row>
        <table:table-row table:style-name="ro1">
          <table:table-cell office:value-type="string">
            <text:p>Cisnes</text:p>
          </table:table-cell>
          <table:table-cell office:value-type="float" office:value="-73.1386960119397">
            <text:p>-73,1386960119397</text:p>
          </table:table-cell>
          <table:table-cell office:value-type="float" office:value="-44.4585029055163">
            <text:p>-44,4585029055163</text:p>
          </table:table-cell>
        </table:table-row>
        <table:table-row table:style-name="ro1">
          <table:table-cell office:value-type="string">
            <text:p>Cobquecura</text:p>
          </table:table-cell>
          <table:table-cell office:value-type="float" office:value="-72.7205972840541">
            <text:p>-72,7205972840541</text:p>
          </table:table-cell>
          <table:table-cell office:value-type="float" office:value="-36.1808782773823">
            <text:p>-36,1808782773823</text:p>
          </table:table-cell>
        </table:table-row>
        <table:table-row table:style-name="ro1">
          <table:table-cell office:value-type="string">
            <text:p>Cochamó</text:p>
          </table:table-cell>
          <table:table-cell office:value-type="float" office:value="-72.0926184837361">
            <text:p>-72,0926184837361</text:p>
          </table:table-cell>
          <table:table-cell office:value-type="float" office:value="-41.7596900491802">
            <text:p>-41,7596900491802</text:p>
          </table:table-cell>
        </table:table-row>
        <table:table-row table:style-name="ro1">
          <table:table-cell office:value-type="string">
            <text:p>Cochrane</text:p>
          </table:table-cell>
          <table:table-cell office:value-type="float" office:value="-72.7503740587066">
            <text:p>-72,7503740587066</text:p>
          </table:table-cell>
          <table:table-cell office:value-type="float" office:value="-47.3620658766856">
            <text:p>-47,3620658766856</text:p>
          </table:table-cell>
        </table:table-row>
        <table:table-row table:style-name="ro1">
          <table:table-cell office:value-type="string">
            <text:p>Codegua</text:p>
          </table:table-cell>
          <table:table-cell office:value-type="float" office:value="-70.5471516630627">
            <text:p>-70,5471516630627</text:p>
          </table:table-cell>
          <table:table-cell office:value-type="float" office:value="-34.0570737935559">
            <text:p>-34,0570737935559</text:p>
          </table:table-cell>
        </table:table-row>
        <table:table-row table:style-name="ro1">
          <table:table-cell office:value-type="string">
            <text:p>Coelemu</text:p>
          </table:table-cell>
          <table:table-cell office:value-type="float" office:value="-72.7504198420792">
            <text:p>-72,7504198420792</text:p>
          </table:table-cell>
          <table:table-cell office:value-type="float" office:value="-36.5049782320666">
            <text:p>-36,5049782320666</text:p>
          </table:table-cell>
        </table:table-row>
        <table:table-row table:style-name="ro1">
          <table:table-cell office:value-type="string">
            <text:p>Coihueco</text:p>
          </table:table-cell>
          <table:table-cell office:value-type="float" office:value="-71.5817384271525">
            <text:p>-71,5817384271525</text:p>
          </table:table-cell>
          <table:table-cell office:value-type="float" office:value="-36.7019214107654">
            <text:p>-36,7019214107654</text:p>
          </table:table-cell>
        </table:table-row>
        <table:table-row table:style-name="ro1">
          <table:table-cell office:value-type="string">
            <text:p>Coinco</text:p>
          </table:table-cell>
          <table:table-cell office:value-type="float" office:value="-70.9711143513703">
            <text:p>-70,9711143513703</text:p>
          </table:table-cell>
          <table:table-cell office:value-type="float" office:value="-34.2822829243228">
            <text:p>-34,2822829243228</text:p>
          </table:table-cell>
        </table:table-row>
        <table:table-row table:style-name="ro1">
          <table:table-cell office:value-type="string">
            <text:p>Colbún</text:p>
          </table:table-cell>
          <table:table-cell office:value-type="float" office:value="-70.9794165272205">
            <text:p>-70,9794165272205</text:p>
          </table:table-cell>
          <table:table-cell office:value-type="float" office:value="-36.0767713449884">
            <text:p>-36,0767713449884</text:p>
          </table:table-cell>
        </table:table-row>
        <table:table-row table:style-name="ro1">
          <table:table-cell office:value-type="string">
            <text:p>Colchane</text:p>
          </table:table-cell>
          <table:table-cell office:value-type="float" office:value="-68.847237814959">
            <text:p>-68,8472378149590</text:p>
          </table:table-cell>
          <table:table-cell office:value-type="float" office:value="-19.3531089060456">
            <text:p>-19,3531089060456</text:p>
          </table:table-cell>
        </table:table-row>
        <table:table-row table:style-name="ro1">
          <table:table-cell office:value-type="string">
            <text:p>Colina</text:p>
          </table:table-cell>
          <table:table-cell office:value-type="float" office:value="-70.6160969529145">
            <text:p>-70,6160969529145</text:p>
          </table:table-cell>
          <table:table-cell office:value-type="float" office:value="-33.1348963609901">
            <text:p>-33,1348963609901</text:p>
          </table:table-cell>
        </table:table-row>
        <table:table-row table:style-name="ro1">
          <table:table-cell office:value-type="string">
            <text:p>Collipulli</text:p>
          </table:table-cell>
          <table:table-cell office:value-type="float" office:value="-72.1247814312009">
            <text:p>-72,1247814312009</text:p>
          </table:table-cell>
          <table:table-cell office:value-type="float" office:value="-38.026443325735">
            <text:p>-38,0264433257350</text:p>
          </table:table-cell>
        </table:table-row>
        <table:table-row table:style-name="ro1">
          <table:table-cell office:value-type="string">
            <text:p>Coltauco</text:p>
          </table:table-cell>
          <table:table-cell office:value-type="float" office:value="-71.0774740493417">
            <text:p>-71,0774740493417</text:p>
          </table:table-cell>
          <table:table-cell office:value-type="float" office:value="-34.2596524285811">
            <text:p>-34,2596524285811</text:p>
          </table:table-cell>
        </table:table-row>
        <table:table-row table:style-name="ro1">
          <table:table-cell office:value-type="string">
            <text:p>Combarbalá</text:p>
          </table:table-cell>
          <table:table-cell office:value-type="float" office:value="-70.9657372398259">
            <text:p>-70,9657372398259</text:p>
          </table:table-cell>
          <table:table-cell office:value-type="float" office:value="-31.1464544509477">
            <text:p>-31,1464544509477</text:p>
          </table:table-cell>
        </table:table-row>
        <table:table-row table:style-name="ro1">
          <table:table-cell office:value-type="string">
            <text:p>Concepción</text:p>
          </table:table-cell>
          <table:table-cell office:value-type="float" office:value="-72.9508323791154">
            <text:p>-72,9508323791154</text:p>
          </table:table-cell>
          <table:table-cell office:value-type="float" office:value="-36.8343012414005">
            <text:p>-36,8343012414005</text:p>
          </table:table-cell>
        </table:table-row>
        <table:table-row table:style-name="ro1">
          <table:table-cell office:value-type="string">
            <text:p>Conchalí</text:p>
          </table:table-cell>
          <table:table-cell office:value-type="float" office:value="-70.6769078808033">
            <text:p>-70,6769078808033</text:p>
          </table:table-cell>
          <table:table-cell office:value-type="float" office:value="-33.3837232152827">
            <text:p>-33,3837232152827</text:p>
          </table:table-cell>
        </table:table-row>
        <table:table-row table:style-name="ro1">
          <table:table-cell office:value-type="string">
            <text:p>Concón</text:p>
          </table:table-cell>
          <table:table-cell office:value-type="float" office:value="-71.4677536412731">
            <text:p>-71,4677536412731</text:p>
          </table:table-cell>
          <table:table-cell office:value-type="float" office:value="-32.9532909638002">
            <text:p>-32,9532909638002</text:p>
          </table:table-cell>
        </table:table-row>
        <table:table-row table:style-name="ro1">
          <table:table-cell office:value-type="string">
            <text:p>Constitución</text:p>
          </table:table-cell>
          <table:table-cell office:value-type="float" office:value="-72.275801153887">
            <text:p>-72,2758011538870</text:p>
          </table:table-cell>
          <table:table-cell office:value-type="float" office:value="-35.3630336970413">
            <text:p>-35,3630336970413</text:p>
          </table:table-cell>
        </table:table-row>
        <table:table-row table:style-name="ro1">
          <table:table-cell office:value-type="string">
            <text:p>Contulmo</text:p>
          </table:table-cell>
          <table:table-cell office:value-type="float" office:value="-73.211961699821">
            <text:p>-73,2119616998210</text:p>
          </table:table-cell>
          <table:table-cell office:value-type="float" office:value="-38.0524593155781">
            <text:p>-38,0524593155781</text:p>
          </table:table-cell>
        </table:table-row>
        <table:table-row table:style-name="ro1">
          <table:table-cell office:value-type="string">
            <text:p>Copiapó</text:p>
          </table:table-cell>
          <table:table-cell office:value-type="float" office:value="-69.8251125370947">
            <text:p>-69,8251125370947</text:p>
          </table:table-cell>
          <table:table-cell office:value-type="float" office:value="-27.3204715521115">
            <text:p>-27,3204715521115</text:p>
          </table:table-cell>
        </table:table-row>
        <table:table-row table:style-name="ro1">
          <table:table-cell office:value-type="string">
            <text:p>Coquimbo</text:p>
          </table:table-cell>
          <table:table-cell office:value-type="float" office:value="-71.3589854114878">
            <text:p>-71,3589854114878</text:p>
          </table:table-cell>
          <table:table-cell office:value-type="float" office:value="-30.2274158605168">
            <text:p>-30,2274158605168</text:p>
          </table:table-cell>
        </table:table-row>
        <table:table-row table:style-name="ro1">
          <table:table-cell office:value-type="string">
            <text:p>Coronel</text:p>
          </table:table-cell>
          <table:table-cell office:value-type="float" office:value="-73.1255881202467">
            <text:p>-73,1255881202467</text:p>
          </table:table-cell>
          <table:table-cell office:value-type="float" office:value="-37.0072101300873">
            <text:p>-37,0072101300873</text:p>
          </table:table-cell>
        </table:table-row>
        <table:table-row table:style-name="ro1">
          <table:table-cell office:value-type="string">
            <text:p>Corral</text:p>
          </table:table-cell>
          <table:table-cell office:value-type="float" office:value="-73.3721656422716">
            <text:p>-73,3721656422716</text:p>
          </table:table-cell>
          <table:table-cell office:value-type="float" office:value="-39.9890458870364">
            <text:p>-39,9890458870364</text:p>
          </table:table-cell>
        </table:table-row>
        <table:table-row table:style-name="ro1">
          <table:table-cell office:value-type="string">
            <text:p>Coyhaique</text:p>
          </table:table-cell>
          <table:table-cell office:value-type="float" office:value="-71.9879305981477">
            <text:p>-71,9879305981477</text:p>
          </table:table-cell>
          <table:table-cell office:value-type="float" office:value="-45.5509309944009">
            <text:p>-45,5509309944009</text:p>
          </table:table-cell>
        </table:table-row>
        <table:table-row table:style-name="ro1">
          <table:table-cell office:value-type="string">
            <text:p>Cunco</text:p>
          </table:table-cell>
          <table:table-cell office:value-type="float" office:value="-71.9922965785913">
            <text:p>-71,9922965785913</text:p>
          </table:table-cell>
          <table:table-cell office:value-type="float" office:value="-38.9772517427632">
            <text:p>-38,9772517427632</text:p>
          </table:table-cell>
        </table:table-row>
        <table:table-row table:style-name="ro1">
          <table:table-cell office:value-type="string">
            <text:p>Curacautín</text:p>
          </table:table-cell>
          <table:table-cell office:value-type="float" office:value="-71.7720750983442">
            <text:p>-71,7720750983442</text:p>
          </table:table-cell>
          <table:table-cell office:value-type="float" office:value="-38.4271521531978">
            <text:p>-38,4271521531978</text:p>
          </table:table-cell>
        </table:table-row>
        <table:table-row table:style-name="ro1">
          <table:table-cell office:value-type="string">
            <text:p>Curacaví</text:p>
          </table:table-cell>
          <table:table-cell office:value-type="float" office:value="-71.0801336091405">
            <text:p>-71,0801336091405</text:p>
          </table:table-cell>
          <table:table-cell office:value-type="float" office:value="-33.366491017544">
            <text:p>-33,3664910175440</text:p>
          </table:table-cell>
        </table:table-row>
        <table:table-row table:style-name="ro1">
          <table:table-cell office:value-type="string">
            <text:p>Curaco de Vélez</text:p>
          </table:table-cell>
          <table:table-cell office:value-type="float" office:value="-73.5786812717671">
            <text:p>-73,5786812717671</text:p>
          </table:table-cell>
          <table:table-cell office:value-type="float" office:value="-42.4265420480768">
            <text:p>-42,4265420480768</text:p>
          </table:table-cell>
        </table:table-row>
        <table:table-row table:style-name="ro1">
          <table:table-cell office:value-type="string">
            <text:p>Curanilahue</text:p>
          </table:table-cell>
          <table:table-cell office:value-type="float" office:value="-73.2356502851394">
            <text:p>-73,2356502851394</text:p>
          </table:table-cell>
          <table:table-cell office:value-type="float" office:value="-37.482900304278">
            <text:p>-37,4829003042780</text:p>
          </table:table-cell>
        </table:table-row>
        <table:table-row table:style-name="ro1">
          <table:table-cell office:value-type="string">
            <text:p>Curarrehue</text:p>
          </table:table-cell>
          <table:table-cell office:value-type="float" office:value="-71.5395521639002">
            <text:p>-71,5395521639002</text:p>
          </table:table-cell>
          <table:table-cell office:value-type="float" office:value="-39.3365341803157">
            <text:p>-39,3365341803157</text:p>
          </table:table-cell>
        </table:table-row>
        <table:table-row table:style-name="ro1">
          <table:table-cell office:value-type="string">
            <text:p>Curepto</text:p>
          </table:table-cell>
          <table:table-cell office:value-type="float" office:value="-71.9530263310295">
            <text:p>-71,9530263310295</text:p>
          </table:table-cell>
          <table:table-cell office:value-type="float" office:value="-35.1297657415113">
            <text:p>-35,1297657415113</text:p>
          </table:table-cell>
        </table:table-row>
        <table:table-row table:style-name="ro1">
          <table:table-cell office:value-type="string">
            <text:p>Curicó</text:p>
          </table:table-cell>
          <table:table-cell office:value-type="float" office:value="-70.8962566519807">
            <text:p>-70,8962566519807</text:p>
          </table:table-cell>
          <table:table-cell office:value-type="float" office:value="-35.1991197011871">
            <text:p>-35,1991197011871</text:p>
          </table:table-cell>
        </table:table-row>
        <table:table-row table:style-name="ro1">
          <table:table-cell office:value-type="string">
            <text:p>Dalcahue</text:p>
          </table:table-cell>
          <table:table-cell office:value-type="float" office:value="-73.8332561886284">
            <text:p>-73,8332561886284</text:p>
          </table:table-cell>
          <table:table-cell office:value-type="float" office:value="-42.3088763787889">
            <text:p>-42,3088763787889</text:p>
          </table:table-cell>
        </table:table-row>
        <table:table-row table:style-name="ro1">
          <table:table-cell table:style-name="ce3" office:value-type="string">
            <text:p>Diego de Almagro</text:p>
          </table:table-cell>
          <table:table-cell table:style-name="ce6" office:value-type="float" office:value="-69.186060150542">
            <text:p>-69,1860601505420</text:p>
          </table:table-cell>
          <table:table-cell table:style-name="ce6" office:value-type="float" office:value="-26.2367756314077">
            <text:p>-26,2367756314077</text:p>
          </table:table-cell>
        </table:table-row>
        <table:table-row table:style-name="ro1">
          <table:table-cell office:value-type="string">
            <text:p>Doñihue</text:p>
          </table:table-cell>
          <table:table-cell office:value-type="float" office:value="-70.9233802246993">
            <text:p>-70,9233802246993</text:p>
          </table:table-cell>
          <table:table-cell office:value-type="float" office:value="-34.1966528395015">
            <text:p>-34,1966528395015</text:p>
          </table:table-cell>
        </table:table-row>
        <table:table-row table:style-name="ro1">
          <table:table-cell office:value-type="string">
            <text:p>El Bosque</text:p>
          </table:table-cell>
          <table:table-cell office:value-type="float" office:value="-70.6763564475418">
            <text:p>-70,6763564475418</text:p>
          </table:table-cell>
          <table:table-cell office:value-type="float" office:value="-33.5628945934494">
            <text:p>-33,5628945934494</text:p>
          </table:table-cell>
        </table:table-row>
        <table:table-row table:style-name="ro1">
          <table:table-cell office:value-type="string">
            <text:p>El Carmen</text:p>
          </table:table-cell>
          <table:table-cell office:value-type="float" office:value="-71.8471081544041">
            <text:p>-71,8471081544041</text:p>
          </table:table-cell>
          <table:table-cell office:value-type="float" office:value="-36.9251117075737">
            <text:p>-36,9251117075737</text:p>
          </table:table-cell>
        </table:table-row>
        <table:table-row table:style-name="ro1">
          <table:table-cell office:value-type="string">
            <text:p>El Monte</text:p>
          </table:table-cell>
          <table:table-cell office:value-type="float" office:value="-71.0335390285398">
            <text:p>-71,0335390285398</text:p>
          </table:table-cell>
          <table:table-cell office:value-type="float" office:value="-33.6678761097595">
            <text:p>-33,6678761097595</text:p>
          </table:table-cell>
        </table:table-row>
        <table:table-row table:style-name="ro1">
          <table:table-cell office:value-type="string">
            <text:p>El Quisco</text:p>
          </table:table-cell>
          <table:table-cell office:value-type="float" office:value="-71.6513220346964">
            <text:p>-71,6513220346964</text:p>
          </table:table-cell>
          <table:table-cell office:value-type="float" office:value="-33.4151250755637">
            <text:p>-33,4151250755637</text:p>
          </table:table-cell>
        </table:table-row>
        <table:table-row table:style-name="ro1">
          <table:table-cell office:value-type="string">
            <text:p>El Tabo</text:p>
          </table:table-cell>
          <table:table-cell office:value-type="float" office:value="-71.5810822148058">
            <text:p>-71,5810822148058</text:p>
          </table:table-cell>
          <table:table-cell office:value-type="float" office:value="-33.4828667075183">
            <text:p>-33,4828667075183</text:p>
          </table:table-cell>
        </table:table-row>
        <table:table-row table:style-name="ro1">
          <table:table-cell office:value-type="string">
            <text:p>Empedrado</text:p>
          </table:table-cell>
          <table:table-cell office:value-type="float" office:value="-72.2843823169721">
            <text:p>-72,2843823169721</text:p>
          </table:table-cell>
          <table:table-cell office:value-type="float" office:value="-35.6135192145875">
            <text:p>-35,6135192145875</text:p>
          </table:table-cell>
        </table:table-row>
        <table:table-row table:style-name="ro1">
          <table:table-cell office:value-type="string">
            <text:p>Ercilla</text:p>
          </table:table-cell>
          <table:table-cell office:value-type="float" office:value="-72.3531426212021">
            <text:p>-72,3531426212021</text:p>
          </table:table-cell>
          <table:table-cell office:value-type="float" office:value="-38.0828403789468">
            <text:p>-38,0828403789468</text:p>
          </table:table-cell>
        </table:table-row>
        <table:table-row table:style-name="ro1">
          <table:table-cell office:value-type="string">
            <text:p>Estación Central</text:p>
          </table:table-cell>
          <table:table-cell office:value-type="float" office:value="-70.7009921156046">
            <text:p>-70,7009921156046</text:p>
          </table:table-cell>
          <table:table-cell office:value-type="float" office:value="-33.464459887124">
            <text:p>-33,4644598871240</text:p>
          </table:table-cell>
        </table:table-row>
        <table:table-row table:style-name="ro1">
          <table:table-cell office:value-type="string">
            <text:p>Florida</text:p>
          </table:table-cell>
          <table:table-cell office:value-type="float" office:value="-72.7177947158251">
            <text:p>-72,7177947158251</text:p>
          </table:table-cell>
          <table:table-cell office:value-type="float" office:value="-36.822304933395">
            <text:p>-36,8223049333950</text:p>
          </table:table-cell>
        </table:table-row>
        <table:table-row table:style-name="ro1">
          <table:table-cell office:value-type="string">
            <text:p>Freire</text:p>
          </table:table-cell>
          <table:table-cell office:value-type="float" office:value="-72.5763050147967">
            <text:p>-72,5763050147967</text:p>
          </table:table-cell>
          <table:table-cell office:value-type="float" office:value="-38.9495294790659">
            <text:p>-38,9495294790659</text:p>
          </table:table-cell>
        </table:table-row>
        <table:table-row table:style-name="ro1">
          <table:table-cell office:value-type="string">
            <text:p>Freirina</text:p>
          </table:table-cell>
          <table:table-cell office:value-type="float" office:value="-71.1950173788641">
            <text:p>-71,1950173788641</text:p>
          </table:table-cell>
          <table:table-cell office:value-type="float" office:value="-28.8434961557581">
            <text:p>-28,8434961557581</text:p>
          </table:table-cell>
        </table:table-row>
        <table:table-row table:style-name="ro1">
          <table:table-cell office:value-type="string">
            <text:p>Fresia</text:p>
          </table:table-cell>
          <table:table-cell office:value-type="float" office:value="-73.6067188735004">
            <text:p>-73,6067188735004</text:p>
          </table:table-cell>
          <table:table-cell office:value-type="float" office:value="-41.1545493769269">
            <text:p>-41,1545493769269</text:p>
          </table:table-cell>
        </table:table-row>
        <table:table-row table:style-name="ro1">
          <table:table-cell office:value-type="string">
            <text:p>Frutillar</text:p>
          </table:table-cell>
          <table:table-cell office:value-type="float" office:value="-73.0959188675046">
            <text:p>-73,0959188675046</text:p>
          </table:table-cell>
          <table:table-cell office:value-type="float" office:value="-41.0873907614982">
            <text:p>-41,0873907614982</text:p>
          </table:table-cell>
        </table:table-row>
        <table:table-row table:style-name="ro1">
          <table:table-cell office:value-type="string">
            <text:p>Futaleufú</text:p>
          </table:table-cell>
          <table:table-cell office:value-type="float" office:value="-72.0073713659767">
            <text:p>-72,0073713659767</text:p>
          </table:table-cell>
          <table:table-cell office:value-type="float" office:value="-43.1803575027333">
            <text:p>-43,1803575027333</text:p>
          </table:table-cell>
        </table:table-row>
        <table:table-row table:style-name="ro1">
          <table:table-cell office:value-type="string">
            <text:p>Futrono</text:p>
          </table:table-cell>
          <table:table-cell office:value-type="float" office:value="-72.115737890062">
            <text:p>-72,1157378900620</text:p>
          </table:table-cell>
          <table:table-cell office:value-type="float" office:value="-40.1186512623015">
            <text:p>-40,1186512623015</text:p>
          </table:table-cell>
        </table:table-row>
        <table:table-row table:style-name="ro1">
          <table:table-cell office:value-type="string">
            <text:p>Galvarino</text:p>
          </table:table-cell>
          <table:table-cell office:value-type="float" office:value="-72.7917229779862">
            <text:p>-72,7917229779862</text:p>
          </table:table-cell>
          <table:table-cell office:value-type="float" office:value="-38.4482188282751">
            <text:p>-38,4482188282751</text:p>
          </table:table-cell>
        </table:table-row>
        <table:table-row table:style-name="ro1">
          <table:table-cell office:value-type="string">
            <text:p>General Lagos</text:p>
          </table:table-cell>
          <table:table-cell office:value-type="float" office:value="-69.5747602240261">
            <text:p>-69,5747602240261</text:p>
          </table:table-cell>
          <table:table-cell office:value-type="float" office:value="-17.8285168304111">
            <text:p>-17,8285168304111</text:p>
          </table:table-cell>
        </table:table-row>
        <table:table-row table:style-name="ro1">
          <table:table-cell office:value-type="string">
            <text:p>Gorbea</text:p>
          </table:table-cell>
          <table:table-cell office:value-type="float" office:value="-72.6696141376364">
            <text:p>-72,6696141376364</text:p>
          </table:table-cell>
          <table:table-cell office:value-type="float" office:value="-39.1719502320425">
            <text:p>-39,1719502320425</text:p>
          </table:table-cell>
        </table:table-row>
        <table:table-row table:style-name="ro1">
          <table:table-cell office:value-type="string">
            <text:p>Graneros</text:p>
          </table:table-cell>
          <table:table-cell office:value-type="float" office:value="-70.7470558001722">
            <text:p>-70,7470558001722</text:p>
          </table:table-cell>
          <table:table-cell office:value-type="float" office:value="-34.0656390120848">
            <text:p>-34,0656390120848</text:p>
          </table:table-cell>
        </table:table-row>
        <table:table-row table:style-name="ro1">
          <table:table-cell office:value-type="string">
            <text:p>Guaitecas</text:p>
          </table:table-cell>
          <table:table-cell office:value-type="float" office:value="-73.8129619044691">
            <text:p>-73,8129619044691</text:p>
          </table:table-cell>
          <table:table-cell office:value-type="float" office:value="-43.9464332993096">
            <text:p>-43,9464332993096</text:p>
          </table:table-cell>
        </table:table-row>
        <table:table-row table:style-name="ro1">
          <table:table-cell office:value-type="string">
            <text:p>Hijuelas</text:p>
          </table:table-cell>
          <table:table-cell office:value-type="float" office:value="-71.081073496379">
            <text:p>-71,0810734963790</text:p>
          </table:table-cell>
          <table:table-cell office:value-type="float" office:value="-32.8693334378988">
            <text:p>-32,8693334378988</text:p>
          </table:table-cell>
        </table:table-row>
        <table:table-row table:style-name="ro1">
          <table:table-cell office:value-type="string">
            <text:p>Hualaihué</text:p>
          </table:table-cell>
          <table:table-cell office:value-type="float" office:value="-72.3772456655874">
            <text:p>-72,3772456655874</text:p>
          </table:table-cell>
          <table:table-cell office:value-type="float" office:value="-42.1765802284279">
            <text:p>-42,1765802284279</text:p>
          </table:table-cell>
        </table:table-row>
        <table:table-row table:style-name="ro1">
          <table:table-cell office:value-type="string">
            <text:p>Hualañé</text:p>
          </table:table-cell>
          <table:table-cell office:value-type="float" office:value="-71.7088246157658">
            <text:p>-71,7088246157658</text:p>
          </table:table-cell>
          <table:table-cell office:value-type="float" office:value="-34.9526362493746">
            <text:p>-34,9526362493746</text:p>
          </table:table-cell>
        </table:table-row>
        <table:table-row table:style-name="ro1">
          <table:table-cell office:value-type="string">
            <text:p>Hualpén</text:p>
          </table:table-cell>
          <table:table-cell office:value-type="float" office:value="-73.1411885804825">
            <text:p>-73,1411885804825</text:p>
          </table:table-cell>
          <table:table-cell office:value-type="float" office:value="-36.7887900111051">
            <text:p>-36,7887900111051</text:p>
          </table:table-cell>
        </table:table-row>
        <table:table-row table:style-name="ro1">
          <table:table-cell office:value-type="string">
            <text:p>Hualqui</text:p>
          </table:table-cell>
          <table:table-cell office:value-type="float" office:value="-72.871037104269">
            <text:p>-72,8710371042690</text:p>
          </table:table-cell>
          <table:table-cell office:value-type="float" office:value="-37.0447714880015">
            <text:p>-37,0447714880015</text:p>
          </table:table-cell>
        </table:table-row>
        <table:table-row table:style-name="ro1">
          <table:table-cell office:value-type="string">
            <text:p>Huara</text:p>
          </table:table-cell>
          <table:table-cell office:value-type="float" office:value="-69.6677176202603">
            <text:p>-69,6677176202603</text:p>
          </table:table-cell>
          <table:table-cell office:value-type="float" office:value="-19.590112471714">
            <text:p>-19,5901124717140</text:p>
          </table:table-cell>
        </table:table-row>
        <table:table-row table:style-name="ro1">
          <table:table-cell office:value-type="string">
            <text:p>Huasco</text:p>
          </table:table-cell>
          <table:table-cell office:value-type="float" office:value="-71.0172182228253">
            <text:p>-71,0172182228253</text:p>
          </table:table-cell>
          <table:table-cell office:value-type="float" office:value="-28.2576250278947">
            <text:p>-28,2576250278947</text:p>
          </table:table-cell>
        </table:table-row>
        <table:table-row table:style-name="ro1">
          <table:table-cell office:value-type="string">
            <text:p>Huechuraba</text:p>
          </table:table-cell>
          <table:table-cell office:value-type="float" office:value="-70.6382116631045">
            <text:p>-70,6382116631045</text:p>
          </table:table-cell>
          <table:table-cell office:value-type="float" office:value="-33.3603865384367">
            <text:p>-33,3603865384367</text:p>
          </table:table-cell>
        </table:table-row>
        <table:table-row table:style-name="ro1">
          <table:table-cell office:value-type="string">
            <text:p>Illapel</text:p>
          </table:table-cell>
          <table:table-cell office:value-type="float" office:value="-70.9700932856083">
            <text:p>-70,9700932856083</text:p>
          </table:table-cell>
          <table:table-cell office:value-type="float" office:value="-31.5493685347198">
            <text:p>-31,5493685347198</text:p>
          </table:table-cell>
        </table:table-row>
        <table:table-row table:style-name="ro1">
          <table:table-cell office:value-type="string">
            <text:p>Independencia</text:p>
          </table:table-cell>
          <table:table-cell office:value-type="float" office:value="-70.6652902307181">
            <text:p>-70,6652902307181</text:p>
          </table:table-cell>
          <table:table-cell office:value-type="float" office:value="-33.4148665048931">
            <text:p>-33,4148665048931</text:p>
          </table:table-cell>
        </table:table-row>
        <table:table-row table:style-name="ro1">
          <table:table-cell office:value-type="string">
            <text:p>Iquique</text:p>
          </table:table-cell>
          <table:table-cell office:value-type="float" office:value="-70.0415308191061">
            <text:p>-70,0415308191061</text:p>
          </table:table-cell>
          <table:table-cell office:value-type="float" office:value="-20.9396288061196">
            <text:p>-20,9396288061196</text:p>
          </table:table-cell>
        </table:table-row>
        <table:table-row table:style-name="ro1">
          <table:table-cell office:value-type="string">
            <text:p>Isla de Maipo</text:p>
          </table:table-cell>
          <table:table-cell office:value-type="float" office:value="-70.9459063253943">
            <text:p>-70,9459063253943</text:p>
          </table:table-cell>
          <table:table-cell office:value-type="float" office:value="-33.7487210600867">
            <text:p>-33,7487210600867</text:p>
          </table:table-cell>
        </table:table-row>
        <table:table-row table:style-name="ro1">
          <table:table-cell office:value-type="string">
            <text:p>Isla de Pascua</text:p>
          </table:table-cell>
          <table:table-cell office:value-type="float" office:value="-109.33937968696">
            <text:p>-109,3393796869600</text:p>
          </table:table-cell>
          <table:table-cell office:value-type="float" office:value="-27.130205656301">
            <text:p>-27,1302056563010</text:p>
          </table:table-cell>
        </table:table-row>
        <table:table-row table:style-name="ro1">
          <table:table-cell office:value-type="string">
            <text:p>Juan Fernández</text:p>
          </table:table-cell>
          <table:table-cell office:value-type="float" office:value="-78.8470558827685">
            <text:p>-78,8470558827685</text:p>
          </table:table-cell>
          <table:table-cell office:value-type="float" office:value="-33.6507308697228">
            <text:p>-33,6507308697228</text:p>
          </table:table-cell>
        </table:table-row>
        <table:table-row table:style-name="ro1">
          <table:table-cell office:value-type="string">
            <text:p>La Cisterna</text:p>
          </table:table-cell>
          <table:table-cell office:value-type="float" office:value="-70.66415247092">
            <text:p>-70,6641524709200</text:p>
          </table:table-cell>
          <table:table-cell office:value-type="float" office:value="-33.5303506835721">
            <text:p>-33,5303506835721</text:p>
          </table:table-cell>
        </table:table-row>
        <table:table-row table:style-name="ro1">
          <table:table-cell office:value-type="string">
            <text:p>La Cruz</text:p>
          </table:table-cell>
          <table:table-cell office:value-type="float" office:value="-71.2403540843832">
            <text:p>-71,2403540843832</text:p>
          </table:table-cell>
          <table:table-cell office:value-type="float" office:value="-32.825397035971">
            <text:p>-32,8253970359710</text:p>
          </table:table-cell>
        </table:table-row>
        <table:table-row table:style-name="ro1">
          <table:table-cell office:value-type="string">
            <text:p>La Estrella</text:p>
          </table:table-cell>
          <table:table-cell office:value-type="float" office:value="-71.602547744058">
            <text:p>-71,6025477440580</text:p>
          </table:table-cell>
          <table:table-cell office:value-type="float" office:value="-34.2231105157872">
            <text:p>-34,2231105157872</text:p>
          </table:table-cell>
        </table:table-row>
        <table:table-row table:style-name="ro1">
          <table:table-cell office:value-type="string">
            <text:p>La Florida</text:p>
          </table:table-cell>
          <table:table-cell office:value-type="float" office:value="-70.5399840510137">
            <text:p>-70,5399840510137</text:p>
          </table:table-cell>
          <table:table-cell office:value-type="float" office:value="-33.5284221030432">
            <text:p>-33,5284221030432</text:p>
          </table:table-cell>
        </table:table-row>
        <table:table-row table:style-name="ro1">
          <table:table-cell office:value-type="string">
            <text:p>La Granja</text:p>
          </table:table-cell>
          <table:table-cell office:value-type="float" office:value="-70.6227625328623">
            <text:p>-70,6227625328623</text:p>
          </table:table-cell>
          <table:table-cell office:value-type="float" office:value="-33.5356526452177">
            <text:p>-33,5356526452177</text:p>
          </table:table-cell>
        </table:table-row>
        <table:table-row table:style-name="ro1">
          <table:table-cell office:value-type="string">
            <text:p>La Higuera</text:p>
          </table:table-cell>
          <table:table-cell office:value-type="float" office:value="-70.9025646417323">
            <text:p>-70,9025646417323</text:p>
          </table:table-cell>
          <table:table-cell office:value-type="float" office:value="-29.3747765854203">
            <text:p>-29,3747765854203</text:p>
          </table:table-cell>
        </table:table-row>
        <table:table-row table:style-name="ro1">
          <table:table-cell office:value-type="string">
            <text:p>La Ligua</text:p>
          </table:table-cell>
          <table:table-cell office:value-type="float" office:value="-71.2717023447959">
            <text:p>-71,2717023447959</text:p>
          </table:table-cell>
          <table:table-cell office:value-type="float" office:value="-32.3535886474276">
            <text:p>-32,3535886474276</text:p>
          </table:table-cell>
        </table:table-row>
        <table:table-row table:style-name="ro1">
          <table:table-cell office:value-type="string">
            <text:p>La Pintana</text:p>
          </table:table-cell>
          <table:table-cell office:value-type="float" office:value="-70.6372474065746">
            <text:p>-70,6372474065746</text:p>
          </table:table-cell>
          <table:table-cell office:value-type="float" office:value="-33.5876407825862">
            <text:p>-33,5876407825862</text:p>
          </table:table-cell>
        </table:table-row>
        <table:table-row table:style-name="ro1">
          <table:table-cell office:value-type="string">
            <text:p>La Reina</text:p>
          </table:table-cell>
          <table:table-cell office:value-type="float" office:value="-70.5369025513309">
            <text:p>-70,5369025513309</text:p>
          </table:table-cell>
          <table:table-cell office:value-type="float" office:value="-33.4472948751292">
            <text:p>-33,4472948751292</text:p>
          </table:table-cell>
        </table:table-row>
        <table:table-row table:style-name="ro1">
          <table:table-cell office:value-type="string">
            <text:p>La Serena</text:p>
          </table:table-cell>
          <table:table-cell office:value-type="float" office:value="-71.0608185954879">
            <text:p>-71,0608185954879</text:p>
          </table:table-cell>
          <table:table-cell office:value-type="float" office:value="-29.7891129423117">
            <text:p>-29,7891129423117</text:p>
          </table:table-cell>
        </table:table-row>
        <table:table-row table:style-name="ro1">
          <table:table-cell office:value-type="string">
            <text:p>La Unión</text:p>
          </table:table-cell>
          <table:table-cell office:value-type="float" office:value="-73.2223252340048">
            <text:p>-73,2223252340048</text:p>
          </table:table-cell>
          <table:table-cell office:value-type="float" office:value="-40.2017912641379">
            <text:p>-40,2017912641379</text:p>
          </table:table-cell>
        </table:table-row>
        <table:table-row table:style-name="ro1">
          <table:table-cell office:value-type="string">
            <text:p>Lago Ranco</text:p>
          </table:table-cell>
          <table:table-cell office:value-type="float" office:value="-72.1659786896375">
            <text:p>-72,1659786896375</text:p>
          </table:table-cell>
          <table:table-cell office:value-type="float" office:value="-40.3727655563082">
            <text:p>-40,3727655563082</text:p>
          </table:table-cell>
        </table:table-row>
        <table:table-row table:style-name="ro1">
          <table:table-cell office:value-type="string">
            <text:p>Lago Verde</text:p>
          </table:table-cell>
          <table:table-cell office:value-type="float" office:value="-71.8332139182682">
            <text:p>-71,8332139182682</text:p>
          </table:table-cell>
          <table:table-cell office:value-type="float" office:value="-44.4924376699523">
            <text:p>-44,4924376699523</text:p>
          </table:table-cell>
        </table:table-row>
        <table:table-row table:style-name="ro1">
          <table:table-cell office:value-type="string">
            <text:p>Laguna Blanca</text:p>
          </table:table-cell>
          <table:table-cell office:value-type="float" office:value="-71.2402227412713">
            <text:p>-71,2402227412713</text:p>
          </table:table-cell>
          <table:table-cell office:value-type="float" office:value="-52.3280446333168">
            <text:p>-52,3280446333168</text:p>
          </table:table-cell>
        </table:table-row>
        <table:table-row table:style-name="ro1">
          <table:table-cell office:value-type="string">
            <text:p>Laja</text:p>
          </table:table-cell>
          <table:table-cell office:value-type="float" office:value="-72.5825296645284">
            <text:p>-72,5825296645284</text:p>
          </table:table-cell>
          <table:table-cell office:value-type="float" office:value="-37.3126140745683">
            <text:p>-37,3126140745683</text:p>
          </table:table-cell>
        </table:table-row>
        <table:table-row table:style-name="ro1">
          <table:table-cell office:value-type="string">
            <text:p>Lampa</text:p>
          </table:table-cell>
          <table:table-cell office:value-type="float" office:value="-70.8751544403293">
            <text:p>-70,8751544403293</text:p>
          </table:table-cell>
          <table:table-cell office:value-type="float" office:value="-33.2781078386396">
            <text:p>-33,2781078386396</text:p>
          </table:table-cell>
        </table:table-row>
        <table:table-row table:style-name="ro1">
          <table:table-cell office:value-type="string">
            <text:p>Lanco</text:p>
          </table:table-cell>
          <table:table-cell office:value-type="float" office:value="-72.6215175267549">
            <text:p>-72,6215175267549</text:p>
          </table:table-cell>
          <table:table-cell office:value-type="float" office:value="-39.5121841882324">
            <text:p>-39,5121841882324</text:p>
          </table:table-cell>
        </table:table-row>
        <table:table-row table:style-name="ro1">
          <table:table-cell office:value-type="string">
            <text:p>Las Cabras</text:p>
          </table:table-cell>
          <table:table-cell office:value-type="float" office:value="-71.3327731291635">
            <text:p>-71,3327731291635</text:p>
          </table:table-cell>
          <table:table-cell office:value-type="float" office:value="-34.164700911915">
            <text:p>-34,1647009119150</text:p>
          </table:table-cell>
        </table:table-row>
        <table:table-row table:style-name="ro1">
          <table:table-cell office:value-type="string">
            <text:p>Las Condes</text:p>
          </table:table-cell>
          <table:table-cell office:value-type="float" office:value="-70.501318499671">
            <text:p>-70,5013184996710</text:p>
          </table:table-cell>
          <table:table-cell office:value-type="float" office:value="-33.4212525249713">
            <text:p>-33,4212525249713</text:p>
          </table:table-cell>
        </table:table-row>
        <table:table-row table:style-name="ro1">
          <table:table-cell office:value-type="string">
            <text:p>Lautaro</text:p>
          </table:table-cell>
          <table:table-cell office:value-type="float" office:value="-72.2890997049023">
            <text:p>-72,2890997049023</text:p>
          </table:table-cell>
          <table:table-cell office:value-type="float" office:value="-38.5433611897509">
            <text:p>-38,5433611897509</text:p>
          </table:table-cell>
        </table:table-row>
        <table:table-row table:style-name="ro1">
          <table:table-cell office:value-type="string">
            <text:p>Lebu</text:p>
          </table:table-cell>
          <table:table-cell office:value-type="float" office:value="-73.5898710270731">
            <text:p>-73,5898710270731</text:p>
          </table:table-cell>
          <table:table-cell office:value-type="float" office:value="-37.6767765556797">
            <text:p>-37,6767765556797</text:p>
          </table:table-cell>
        </table:table-row>
        <table:table-row table:style-name="ro1">
          <table:table-cell office:value-type="string">
            <text:p>Licantén</text:p>
          </table:table-cell>
          <table:table-cell office:value-type="float" office:value="-72.0603578253934">
            <text:p>-72,0603578253934</text:p>
          </table:table-cell>
          <table:table-cell office:value-type="float" office:value="-34.9742769907427">
            <text:p>-34,9742769907427</text:p>
          </table:table-cell>
        </table:table-row>
        <table:table-row table:style-name="ro1">
          <table:table-cell office:value-type="string">
            <text:p>Limache</text:p>
          </table:table-cell>
          <table:table-cell office:value-type="float" office:value="-71.2789925762428">
            <text:p>-71,2789925762428</text:p>
          </table:table-cell>
          <table:table-cell office:value-type="float" office:value="-33.030777111676">
            <text:p>-33,0307771116760</text:p>
          </table:table-cell>
        </table:table-row>
        <table:table-row table:style-name="ro1">
          <table:table-cell office:value-type="string">
            <text:p>Linares</text:p>
          </table:table-cell>
          <table:table-cell office:value-type="float" office:value="-71.3325714937694">
            <text:p>-71,3325714937694</text:p>
          </table:table-cell>
          <table:table-cell office:value-type="float" office:value="-35.9582777702149">
            <text:p>-35,9582777702149</text:p>
          </table:table-cell>
        </table:table-row>
        <table:table-row table:style-name="ro1">
          <table:table-cell office:value-type="string">
            <text:p>Litueche</text:p>
          </table:table-cell>
          <table:table-cell office:value-type="float" office:value="-71.7333115168396">
            <text:p>-71,7333115168396</text:p>
          </table:table-cell>
          <table:table-cell office:value-type="float" office:value="-34.1070823018414">
            <text:p>-34,1070823018414</text:p>
          </table:table-cell>
        </table:table-row>
        <table:table-row table:style-name="ro1">
          <table:table-cell office:value-type="string">
            <text:p>Llaillay</text:p>
          </table:table-cell>
          <table:table-cell office:value-type="float" office:value="-70.9016968379402">
            <text:p>-70,9016968379402</text:p>
          </table:table-cell>
          <table:table-cell office:value-type="float" office:value="-32.8881077344483">
            <text:p>-32,8881077344483</text:p>
          </table:table-cell>
        </table:table-row>
        <table:table-row table:style-name="ro1">
          <table:table-cell office:value-type="string">
            <text:p>Llanquihue</text:p>
          </table:table-cell>
          <table:table-cell office:value-type="float" office:value="-73.1396572742591">
            <text:p>-73,1396572742591</text:p>
          </table:table-cell>
          <table:table-cell office:value-type="float" office:value="-41.2378354212319">
            <text:p>-41,2378354212319</text:p>
          </table:table-cell>
        </table:table-row>
        <table:table-row table:style-name="ro1">
          <table:table-cell office:value-type="string">
            <text:p>Lo Barnechea</text:p>
          </table:table-cell>
          <table:table-cell office:value-type="float" office:value="-70.3686174113609">
            <text:p>-70,3686174113609</text:p>
          </table:table-cell>
          <table:table-cell office:value-type="float" office:value="-33.2992840432157">
            <text:p>-33,2992840432157</text:p>
          </table:table-cell>
        </table:table-row>
        <table:table-row table:style-name="ro1">
          <table:table-cell office:value-type="string">
            <text:p>Lo Espejo</text:p>
          </table:table-cell>
          <table:table-cell office:value-type="float" office:value="-70.6900109026546">
            <text:p>-70,6900109026546</text:p>
          </table:table-cell>
          <table:table-cell office:value-type="float" office:value="-33.5206306561037">
            <text:p>-33,5206306561037</text:p>
          </table:table-cell>
        </table:table-row>
        <table:table-row table:style-name="ro1">
          <table:table-cell office:value-type="string">
            <text:p>Lo Prado</text:p>
          </table:table-cell>
          <table:table-cell office:value-type="float" office:value="-70.7232115978647">
            <text:p>-70,7232115978647</text:p>
          </table:table-cell>
          <table:table-cell office:value-type="float" office:value="-33.4470997008451">
            <text:p>-33,4470997008451</text:p>
          </table:table-cell>
        </table:table-row>
        <table:table-row table:style-name="ro1">
          <table:table-cell office:value-type="string">
            <text:p>Lolol</text:p>
          </table:table-cell>
          <table:table-cell office:value-type="float" office:value="-71.6488292123489">
            <text:p>-71,6488292123489</text:p>
          </table:table-cell>
          <table:table-cell office:value-type="float" office:value="-34.7682480809615">
            <text:p>-34,7682480809615</text:p>
          </table:table-cell>
        </table:table-row>
        <table:table-row table:style-name="ro1">
          <table:table-cell office:value-type="string">
            <text:p>Loncoche</text:p>
          </table:table-cell>
          <table:table-cell office:value-type="float" office:value="-72.5829183876649">
            <text:p>-72,5829183876649</text:p>
          </table:table-cell>
          <table:table-cell office:value-type="float" office:value="-39.3562862073619">
            <text:p>-39,3562862073619</text:p>
          </table:table-cell>
        </table:table-row>
        <table:table-row table:style-name="ro1">
          <table:table-cell office:value-type="string">
            <text:p>Longaví</text:p>
          </table:table-cell>
          <table:table-cell office:value-type="float" office:value="-71.441957136657">
            <text:p>-71,4419571366570</text:p>
          </table:table-cell>
          <table:table-cell office:value-type="float" office:value="-36.1104453568519">
            <text:p>-36,1104453568519</text:p>
          </table:table-cell>
        </table:table-row>
        <table:table-row table:style-name="ro1">
          <table:table-cell office:value-type="string">
            <text:p>Lonquimay</text:p>
          </table:table-cell>
          <table:table-cell office:value-type="float" office:value="-71.2391470020217">
            <text:p>-71,2391470020217</text:p>
          </table:table-cell>
          <table:table-cell office:value-type="float" office:value="-38.4741373652006">
            <text:p>-38,4741373652006</text:p>
          </table:table-cell>
        </table:table-row>
        <table:table-row table:style-name="ro1">
          <table:table-cell office:value-type="string">
            <text:p>Los Alamos</text:p>
          </table:table-cell>
          <table:table-cell office:value-type="float" office:value="-73.3569462543348">
            <text:p>-73,3569462543348</text:p>
          </table:table-cell>
          <table:table-cell office:value-type="float" office:value="-37.6735784794524">
            <text:p>-37,6735784794524</text:p>
          </table:table-cell>
        </table:table-row>
        <table:table-row table:style-name="ro1">
          <table:table-cell office:value-type="string">
            <text:p>Los Andes</text:p>
          </table:table-cell>
          <table:table-cell office:value-type="float" office:value="-70.2397946980997">
            <text:p>-70,2397946980997</text:p>
          </table:table-cell>
          <table:table-cell office:value-type="float" office:value="-32.9511187918307">
            <text:p>-32,9511187918307</text:p>
          </table:table-cell>
        </table:table-row>
        <table:table-row table:style-name="ro1">
          <table:table-cell office:value-type="string">
            <text:p>Los Angeles</text:p>
          </table:table-cell>
          <table:table-cell office:value-type="float" office:value="-72.3274302478729">
            <text:p>-72,3274302478729</text:p>
          </table:table-cell>
          <table:table-cell office:value-type="float" office:value="-37.4074936206667">
            <text:p>-37,4074936206667</text:p>
          </table:table-cell>
        </table:table-row>
        <table:table-row table:style-name="ro1">
          <table:table-cell office:value-type="string">
            <text:p>Los Lagos</text:p>
          </table:table-cell>
          <table:table-cell office:value-type="float" office:value="-72.5546741909604">
            <text:p>-72,5546741909604</text:p>
          </table:table-cell>
          <table:table-cell office:value-type="float" office:value="-39.8785133049976">
            <text:p>-39,8785133049976</text:p>
          </table:table-cell>
        </table:table-row>
        <table:table-row table:style-name="ro1">
          <table:table-cell office:value-type="string">
            <text:p>Los Muermos</text:p>
          </table:table-cell>
          <table:table-cell office:value-type="float" office:value="-73.582593460677">
            <text:p>-73,5825934606770</text:p>
          </table:table-cell>
          <table:table-cell office:value-type="float" office:value="-41.396678275463">
            <text:p>-41,3966782754630</text:p>
          </table:table-cell>
        </table:table-row>
        <table:table-row table:style-name="ro1">
          <table:table-cell office:value-type="string">
            <text:p>Los Sauces</text:p>
          </table:table-cell>
          <table:table-cell office:value-type="float" office:value="-72.7969116967472">
            <text:p>-72,7969116967472</text:p>
          </table:table-cell>
          <table:table-cell office:value-type="float" office:value="-37.9828559113077">
            <text:p>-37,9828559113077</text:p>
          </table:table-cell>
        </table:table-row>
        <table:table-row table:style-name="ro1">
          <table:table-cell office:value-type="string">
            <text:p>Los Vilos</text:p>
          </table:table-cell>
          <table:table-cell office:value-type="float" office:value="-71.3042522247536">
            <text:p>-71,3042522247536</text:p>
          </table:table-cell>
          <table:table-cell office:value-type="float" office:value="-31.9779409187825">
            <text:p>-31,9779409187825</text:p>
          </table:table-cell>
        </table:table-row>
        <table:table-row table:style-name="ro1">
          <table:table-cell office:value-type="string">
            <text:p>Lota</text:p>
          </table:table-cell>
          <table:table-cell office:value-type="float" office:value="-73.1049615082253">
            <text:p>-73,1049615082253</text:p>
          </table:table-cell>
          <table:table-cell office:value-type="float" office:value="-37.1195802868668">
            <text:p>-37,1195802868668</text:p>
          </table:table-cell>
        </table:table-row>
        <table:table-row table:style-name="ro1">
          <table:table-cell office:value-type="string">
            <text:p>Lumaco</text:p>
          </table:table-cell>
          <table:table-cell office:value-type="float" office:value="-73.0456992469872">
            <text:p>-73,0456992469872</text:p>
          </table:table-cell>
          <table:table-cell office:value-type="float" office:value="-38.2871395830959">
            <text:p>-38,2871395830959</text:p>
          </table:table-cell>
        </table:table-row>
        <table:table-row table:style-name="ro1">
          <table:table-cell office:value-type="string">
            <text:p>Machalí</text:p>
          </table:table-cell>
          <table:table-cell office:value-type="float" office:value="-70.3192989752864">
            <text:p>-70,3192989752864</text:p>
          </table:table-cell>
          <table:table-cell office:value-type="float" office:value="-34.3204072292692">
            <text:p>-34,3204072292692</text:p>
          </table:table-cell>
        </table:table-row>
        <table:table-row table:style-name="ro1">
          <table:table-cell office:value-type="string">
            <text:p>Macul</text:p>
          </table:table-cell>
          <table:table-cell office:value-type="float" office:value="-70.6003125966047">
            <text:p>-70,6003125966047</text:p>
          </table:table-cell>
          <table:table-cell office:value-type="float" office:value="-33.4896181144012">
            <text:p>-33,4896181144012</text:p>
          </table:table-cell>
        </table:table-row>
        <table:table-row table:style-name="ro1">
          <table:table-cell office:value-type="string">
            <text:p>Máfil</text:p>
          </table:table-cell>
          <table:table-cell office:value-type="float" office:value="-72.8636938036932">
            <text:p>-72,8636938036932</text:p>
          </table:table-cell>
          <table:table-cell office:value-type="float" office:value="-39.692091926235">
            <text:p>-39,6920919262350</text:p>
          </table:table-cell>
        </table:table-row>
        <table:table-row table:style-name="ro1">
          <table:table-cell office:value-type="string">
            <text:p>Maipú</text:p>
          </table:table-cell>
          <table:table-cell office:value-type="float" office:value="-70.8097627145932">
            <text:p>-70,8097627145932</text:p>
          </table:table-cell>
          <table:table-cell office:value-type="float" office:value="-33.5069807440887">
            <text:p>-33,5069807440887</text:p>
          </table:table-cell>
        </table:table-row>
        <table:table-row table:style-name="ro1">
          <table:table-cell office:value-type="string">
            <text:p>Malloa</text:p>
          </table:table-cell>
          <table:table-cell office:value-type="float" office:value="-70.8729149518225">
            <text:p>-70,8729149518225</text:p>
          </table:table-cell>
          <table:table-cell office:value-type="float" office:value="-34.4764994664541">
            <text:p>-34,4764994664541</text:p>
          </table:table-cell>
        </table:table-row>
        <table:table-row table:style-name="ro1">
          <table:table-cell office:value-type="string">
            <text:p>Marchigue</text:p>
          </table:table-cell>
          <table:table-cell office:value-type="float" office:value="-71.671766864959">
            <text:p>-71,6717668649590</text:p>
          </table:table-cell>
          <table:table-cell office:value-type="float" office:value="-34.3725751904586">
            <text:p>-34,3725751904586</text:p>
          </table:table-cell>
        </table:table-row>
        <table:table-row table:style-name="ro1">
          <table:table-cell table:style-name="ce3" office:value-type="string">
            <text:p>María Elena</text:p>
          </table:table-cell>
          <table:table-cell table:style-name="ce6" office:value-type="float" office:value="-69.4603576751193">
            <text:p>-69,4603576751193</text:p>
          </table:table-cell>
          <table:table-cell table:style-name="ce6" office:value-type="float" office:value="-22.089507756262">
            <text:p>-22,0895077562620</text:p>
          </table:table-cell>
        </table:table-row>
        <table:table-row table:style-name="ro1">
          <table:table-cell office:value-type="string">
            <text:p>María Pinto</text:p>
          </table:table-cell>
          <table:table-cell office:value-type="float" office:value="-71.2103953506071">
            <text:p>-71,2103953506071</text:p>
          </table:table-cell>
          <table:table-cell office:value-type="float" office:value="-33.4980799014589">
            <text:p>-33,4980799014589</text:p>
          </table:table-cell>
        </table:table-row>
        <table:table-row table:style-name="ro1">
          <table:table-cell office:value-type="string">
            <text:p>Mariquina</text:p>
          </table:table-cell>
          <table:table-cell office:value-type="float" office:value="-73.0169261017318">
            <text:p>-73,0169261017318</text:p>
          </table:table-cell>
          <table:table-cell office:value-type="float" office:value="-39.5104518648094">
            <text:p>-39,5104518648094</text:p>
          </table:table-cell>
        </table:table-row>
        <table:table-row table:style-name="ro1">
          <table:table-cell office:value-type="string">
            <text:p>Maule</text:p>
          </table:table-cell>
          <table:table-cell office:value-type="float" office:value="-71.7120605983792">
            <text:p>-71,7120605983792</text:p>
          </table:table-cell>
          <table:table-cell office:value-type="float" office:value="-35.5083032732393">
            <text:p>-35,5083032732393</text:p>
          </table:table-cell>
        </table:table-row>
        <table:table-row table:style-name="ro1">
          <table:table-cell office:value-type="string">
            <text:p>Maullín</text:p>
          </table:table-cell>
          <table:table-cell office:value-type="float" office:value="-73.5043781534293">
            <text:p>-73,5043781534293</text:p>
          </table:table-cell>
          <table:table-cell office:value-type="float" office:value="-41.6363541101943">
            <text:p>-41,6363541101943</text:p>
          </table:table-cell>
        </table:table-row>
        <table:table-row table:style-name="ro1">
          <table:table-cell office:value-type="string">
            <text:p>Mejillones</text:p>
          </table:table-cell>
          <table:table-cell office:value-type="float" office:value="-70.1983715421508">
            <text:p>-70,1983715421508</text:p>
          </table:table-cell>
          <table:table-cell office:value-type="float" office:value="-22.9360558496272">
            <text:p>-22,9360558496272</text:p>
          </table:table-cell>
        </table:table-row>
        <table:table-row table:style-name="ro1">
          <table:table-cell office:value-type="string">
            <text:p>Melipeuco</text:p>
          </table:table-cell>
          <table:table-cell office:value-type="float" office:value="-71.6108843890658">
            <text:p>-71,6108843890658</text:p>
          </table:table-cell>
          <table:table-cell office:value-type="float" office:value="-38.8246414509662">
            <text:p>-38,8246414509662</text:p>
          </table:table-cell>
        </table:table-row>
        <table:table-row table:style-name="ro1">
          <table:table-cell office:value-type="string">
            <text:p>Melipilla</text:p>
          </table:table-cell>
          <table:table-cell office:value-type="float" office:value="-71.1936905491666">
            <text:p>-71,1936905491666</text:p>
          </table:table-cell>
          <table:table-cell office:value-type="float" office:value="-33.7437537693522">
            <text:p>-33,7437537693522</text:p>
          </table:table-cell>
        </table:table-row>
        <table:table-row table:style-name="ro1">
          <table:table-cell office:value-type="string">
            <text:p>Molina</text:p>
          </table:table-cell>
          <table:table-cell office:value-type="float" office:value="-70.9107384915759">
            <text:p>-70,9107384915759</text:p>
          </table:table-cell>
          <table:table-cell office:value-type="float" office:value="-35.3528470592124">
            <text:p>-35,3528470592124</text:p>
          </table:table-cell>
        </table:table-row>
        <table:table-row table:style-name="ro1">
          <table:table-cell office:value-type="string">
            <text:p>Monte Patria</text:p>
          </table:table-cell>
          <table:table-cell office:value-type="float" office:value="-70.6503981253918">
            <text:p>-70,6503981253918</text:p>
          </table:table-cell>
          <table:table-cell office:value-type="float" office:value="-30.8344369875843">
            <text:p>-30,8344369875843</text:p>
          </table:table-cell>
        </table:table-row>
        <table:table-row table:style-name="ro1">
          <table:table-cell office:value-type="string">
            <text:p>Mostazal</text:p>
          </table:table-cell>
          <table:table-cell office:value-type="float" office:value="-70.5688081566042">
            <text:p>-70,5688081566042</text:p>
          </table:table-cell>
          <table:table-cell office:value-type="float" office:value="-33.9557386066118">
            <text:p>-33,9557386066118</text:p>
          </table:table-cell>
        </table:table-row>
        <table:table-row table:style-name="ro1">
          <table:table-cell office:value-type="string">
            <text:p>Mulchén</text:p>
          </table:table-cell>
          <table:table-cell office:value-type="float" office:value="-72.0977903015179">
            <text:p>-72,0977903015179</text:p>
          </table:table-cell>
          <table:table-cell office:value-type="float" office:value="-37.8382956451909">
            <text:p>-37,8382956451909</text:p>
          </table:table-cell>
        </table:table-row>
        <table:table-row table:style-name="ro1">
          <table:table-cell office:value-type="string">
            <text:p>Nacimiento</text:p>
          </table:table-cell>
          <table:table-cell office:value-type="float" office:value="-72.8235511757115">
            <text:p>-72,8235511757115</text:p>
          </table:table-cell>
          <table:table-cell office:value-type="float" office:value="-37.4854846143604">
            <text:p>-37,4854846143604</text:p>
          </table:table-cell>
        </table:table-row>
        <table:table-row table:style-name="ro1">
          <table:table-cell office:value-type="string">
            <text:p>Nancagua</text:p>
          </table:table-cell>
          <table:table-cell office:value-type="float" office:value="-71.1919683576941">
            <text:p>-71,1919683576941</text:p>
          </table:table-cell>
          <table:table-cell office:value-type="float" office:value="-34.6674639345945">
            <text:p>-34,6674639345945</text:p>
          </table:table-cell>
        </table:table-row>
        <table:table-row table:style-name="ro1">
          <table:table-cell office:value-type="string">
            <text:p>Natales</text:p>
          </table:table-cell>
          <table:table-cell office:value-type="float" office:value="-73.9835458502986">
            <text:p>-73,9835458502986</text:p>
          </table:table-cell>
          <table:table-cell office:value-type="float" office:value="-50.6438103801743">
            <text:p>-50,6438103801743</text:p>
          </table:table-cell>
        </table:table-row>
        <table:table-row table:style-name="ro1">
          <table:table-cell office:value-type="string">
            <text:p>Navidad</text:p>
          </table:table-cell>
          <table:table-cell office:value-type="float" office:value="-71.8205802826935">
            <text:p>-71,8205802826935</text:p>
          </table:table-cell>
          <table:table-cell office:value-type="float" office:value="-34.0124995913489">
            <text:p>-34,0124995913489</text:p>
          </table:table-cell>
        </table:table-row>
        <table:table-row table:style-name="ro1">
          <table:table-cell office:value-type="string">
            <text:p>Negrete</text:p>
          </table:table-cell>
          <table:table-cell office:value-type="float" office:value="-72.5763567644558">
            <text:p>-72,5763567644558</text:p>
          </table:table-cell>
          <table:table-cell office:value-type="float" office:value="-37.6080841586098">
            <text:p>-37,6080841586098</text:p>
          </table:table-cell>
        </table:table-row>
        <table:table-row table:style-name="ro1">
          <table:table-cell office:value-type="string">
            <text:p>Ninhue</text:p>
          </table:table-cell>
          <table:table-cell office:value-type="float" office:value="-72.409709090863">
            <text:p>-72,4097090908630</text:p>
          </table:table-cell>
          <table:table-cell office:value-type="float" office:value="-36.3567568774443">
            <text:p>-36,3567568774443</text:p>
          </table:table-cell>
        </table:table-row>
        <table:table-row table:style-name="ro1">
          <table:table-cell office:value-type="string">
            <text:p>Nogales</text:p>
          </table:table-cell>
          <table:table-cell office:value-type="float" office:value="-71.1761181805687">
            <text:p>-71,1761181805687</text:p>
          </table:table-cell>
          <table:table-cell office:value-type="float" office:value="-32.6914950463088">
            <text:p>-32,6914950463088</text:p>
          </table:table-cell>
        </table:table-row>
        <table:table-row table:style-name="ro1">
          <table:table-cell office:value-type="string">
            <text:p>Nueva Imperial</text:p>
          </table:table-cell>
          <table:table-cell office:value-type="float" office:value="-72.9720559525371">
            <text:p>-72,9720559525371</text:p>
          </table:table-cell>
          <table:table-cell office:value-type="float" office:value="-38.7516038369504">
            <text:p>-38,7516038369504</text:p>
          </table:table-cell>
        </table:table-row>
        <table:table-row table:style-name="ro1">
          <table:table-cell office:value-type="string">
            <text:p>Ñiquén</text:p>
          </table:table-cell>
          <table:table-cell office:value-type="float" office:value="-71.897901364399">
            <text:p>-71,8979013643990</text:p>
          </table:table-cell>
          <table:table-cell office:value-type="float" office:value="-36.3022939070701">
            <text:p>-36,3022939070701</text:p>
          </table:table-cell>
        </table:table-row>
        <table:table-row table:style-name="ro1">
          <table:table-cell office:value-type="string">
            <text:p>Ñuñoa</text:p>
          </table:table-cell>
          <table:table-cell office:value-type="float" office:value="-70.5991305927342">
            <text:p>-70,5991305927342</text:p>
          </table:table-cell>
          <table:table-cell office:value-type="float" office:value="-33.4580963689574">
            <text:p>-33,4580963689574</text:p>
          </table:table-cell>
        </table:table-row>
        <table:table-row table:style-name="ro1">
          <table:table-cell office:value-type="string">
            <text:p>O'Higgins</text:p>
          </table:table-cell>
          <table:table-cell office:value-type="float" office:value="-72.9210113931843">
            <text:p>-72,9210113931843</text:p>
          </table:table-cell>
          <table:table-cell office:value-type="float" office:value="-48.5057745775552">
            <text:p>-48,5057745775552</text:p>
          </table:table-cell>
        </table:table-row>
        <table:table-row table:style-name="ro1">
          <table:table-cell office:value-type="string">
            <text:p>Olivar</text:p>
          </table:table-cell>
          <table:table-cell office:value-type="float" office:value="-70.8206861994342">
            <text:p>-70,8206861994342</text:p>
          </table:table-cell>
          <table:table-cell office:value-type="float" office:value="-34.2115203651985">
            <text:p>-34,2115203651985</text:p>
          </table:table-cell>
        </table:table-row>
        <table:table-row table:style-name="ro1">
          <table:table-cell office:value-type="string">
            <text:p>Ollague</text:p>
          </table:table-cell>
          <table:table-cell office:value-type="float" office:value="-68.3140617747859">
            <text:p>-68,3140617747859</text:p>
          </table:table-cell>
          <table:table-cell office:value-type="float" office:value="-21.4564754310847">
            <text:p>-21,4564754310847</text:p>
          </table:table-cell>
        </table:table-row>
        <table:table-row table:style-name="ro1">
          <table:table-cell office:value-type="string">
            <text:p>Olmué</text:p>
          </table:table-cell>
          <table:table-cell office:value-type="float" office:value="-71.1104357318388">
            <text:p>-71,1104357318388</text:p>
          </table:table-cell>
          <table:table-cell office:value-type="float" office:value="-33.0356549894926">
            <text:p>-33,0356549894926</text:p>
          </table:table-cell>
        </table:table-row>
        <table:table-row table:style-name="ro1">
          <table:table-cell office:value-type="string">
            <text:p>Osorno</text:p>
          </table:table-cell>
          <table:table-cell office:value-type="float" office:value="-73.0867467737146">
            <text:p>-73,0867467737146</text:p>
          </table:table-cell>
          <table:table-cell office:value-type="float" office:value="-40.6118942648242">
            <text:p>-40,6118942648242</text:p>
          </table:table-cell>
        </table:table-row>
        <table:table-row table:style-name="ro1">
          <table:table-cell office:value-type="string">
            <text:p>Ovalle</text:p>
          </table:table-cell>
          <table:table-cell office:value-type="float" office:value="-71.4053104633242">
            <text:p>-71,4053104633242</text:p>
          </table:table-cell>
          <table:table-cell office:value-type="float" office:value="-30.6730140225191">
            <text:p>-30,6730140225191</text:p>
          </table:table-cell>
        </table:table-row>
        <table:table-row table:style-name="ro1">
          <table:table-cell office:value-type="string">
            <text:p>Padre Hurtado</text:p>
          </table:table-cell>
          <table:table-cell office:value-type="float" office:value="-70.8710044922093">
            <text:p>-70,8710044922093</text:p>
          </table:table-cell>
          <table:table-cell office:value-type="float" office:value="-33.5575348316116">
            <text:p>-33,5575348316116</text:p>
          </table:table-cell>
        </table:table-row>
        <table:table-row table:style-name="ro1">
          <table:table-cell office:value-type="string">
            <text:p>Padre Las Casas</text:p>
          </table:table-cell>
          <table:table-cell office:value-type="float" office:value="-72.5788467501214">
            <text:p>-72,5788467501214</text:p>
          </table:table-cell>
          <table:table-cell office:value-type="float" office:value="-38.7917159492108">
            <text:p>-38,7917159492108</text:p>
          </table:table-cell>
        </table:table-row>
        <table:table-row table:style-name="ro1">
          <table:table-cell office:value-type="string">
            <text:p>Paihuano</text:p>
          </table:table-cell>
          <table:table-cell office:value-type="float" office:value="-70.3702976817841">
            <text:p>-70,3702976817841</text:p>
          </table:table-cell>
          <table:table-cell office:value-type="float" office:value="-30.2370863807055">
            <text:p>-30,2370863807055</text:p>
          </table:table-cell>
        </table:table-row>
        <table:table-row table:style-name="ro1">
          <table:table-cell office:value-type="string">
            <text:p>Paillaco</text:p>
          </table:table-cell>
          <table:table-cell office:value-type="float" office:value="-72.8434371250376">
            <text:p>-72,8434371250376</text:p>
          </table:table-cell>
          <table:table-cell office:value-type="float" office:value="-40.0743554705574">
            <text:p>-40,0743554705574</text:p>
          </table:table-cell>
        </table:table-row>
        <table:table-row table:style-name="ro1">
          <table:table-cell office:value-type="string">
            <text:p>Paine</text:p>
          </table:table-cell>
          <table:table-cell office:value-type="float" office:value="-70.7583451591476">
            <text:p>-70,7583451591476</text:p>
          </table:table-cell>
          <table:table-cell office:value-type="float" office:value="-33.8637054442899">
            <text:p>-33,8637054442899</text:p>
          </table:table-cell>
        </table:table-row>
        <table:table-row table:style-name="ro1">
          <table:table-cell office:value-type="string">
            <text:p>Palena</text:p>
          </table:table-cell>
          <table:table-cell office:value-type="float" office:value="-71.984654751074">
            <text:p>-71,9846547510740</text:p>
          </table:table-cell>
          <table:table-cell office:value-type="float" office:value="-43.6828925621286">
            <text:p>-43,6828925621286</text:p>
          </table:table-cell>
        </table:table-row>
        <table:table-row table:style-name="ro1">
          <table:table-cell office:value-type="string">
            <text:p>Palmilla</text:p>
          </table:table-cell>
          <table:table-cell office:value-type="float" office:value="-71.3529143496558">
            <text:p>-71,3529143496558</text:p>
          </table:table-cell>
          <table:table-cell office:value-type="float" office:value="-34.5279254599367">
            <text:p>-34,5279254599367</text:p>
          </table:table-cell>
        </table:table-row>
        <table:table-row table:style-name="ro1">
          <table:table-cell office:value-type="string">
            <text:p>Panguipulli</text:p>
          </table:table-cell>
          <table:table-cell office:value-type="float" office:value="-72.0307403750654">
            <text:p>-72,0307403750654</text:p>
          </table:table-cell>
          <table:table-cell office:value-type="float" office:value="-39.714166814541">
            <text:p>-39,7141668145410</text:p>
          </table:table-cell>
        </table:table-row>
        <table:table-row table:style-name="ro1">
          <table:table-cell office:value-type="string">
            <text:p>Panquehue</text:p>
          </table:table-cell>
          <table:table-cell office:value-type="float" office:value="-70.8284327715961">
            <text:p>-70,8284327715961</text:p>
          </table:table-cell>
          <table:table-cell office:value-type="float" office:value="-32.7937377799816">
            <text:p>-32,7937377799816</text:p>
          </table:table-cell>
        </table:table-row>
        <table:table-row table:style-name="ro1">
          <table:table-cell office:value-type="string">
            <text:p>Papudo</text:p>
          </table:table-cell>
          <table:table-cell office:value-type="float" office:value="-71.3802690014983">
            <text:p>-71,3802690014983</text:p>
          </table:table-cell>
          <table:table-cell office:value-type="float" office:value="-32.4749141892873">
            <text:p>-32,4749141892873</text:p>
          </table:table-cell>
        </table:table-row>
        <table:table-row table:style-name="ro1">
          <table:table-cell office:value-type="string">
            <text:p>Paredones</text:p>
          </table:table-cell>
          <table:table-cell office:value-type="float" office:value="-71.9115280655986">
            <text:p>-71,9115280655986</text:p>
          </table:table-cell>
          <table:table-cell office:value-type="float" office:value="-34.6733696194977">
            <text:p>-34,6733696194977</text:p>
          </table:table-cell>
        </table:table-row>
        <table:table-row table:style-name="ro1">
          <table:table-cell office:value-type="string">
            <text:p>Parral</text:p>
          </table:table-cell>
          <table:table-cell office:value-type="float" office:value="-71.6466283064966">
            <text:p>-71,6466283064966</text:p>
          </table:table-cell>
          <table:table-cell office:value-type="float" office:value="-36.2621426453145">
            <text:p>-36,2621426453145</text:p>
          </table:table-cell>
        </table:table-row>
        <table:table-row table:style-name="ro1">
          <table:table-cell office:value-type="string">
            <text:p>Pedro Aguirre Cerda</text:p>
          </table:table-cell>
          <table:table-cell office:value-type="float" office:value="-70.6756510375525">
            <text:p>-70,6756510375525</text:p>
          </table:table-cell>
          <table:table-cell office:value-type="float" office:value="-33.4917423473847">
            <text:p>-33,4917423473847</text:p>
          </table:table-cell>
        </table:table-row>
        <table:table-row table:style-name="ro1">
          <table:table-cell office:value-type="string">
            <text:p>Pelarco</text:p>
          </table:table-cell>
          <table:table-cell office:value-type="float" office:value="-71.3500102000289">
            <text:p>-71,3500102000289</text:p>
          </table:table-cell>
          <table:table-cell office:value-type="float" office:value="-35.3830789761067">
            <text:p>-35,3830789761067</text:p>
          </table:table-cell>
        </table:table-row>
        <table:table-row table:style-name="ro1">
          <table:table-cell office:value-type="string">
            <text:p>Pelluhue</text:p>
          </table:table-cell>
          <table:table-cell office:value-type="float" office:value="-72.6074411188437">
            <text:p>-72,6074411188437</text:p>
          </table:table-cell>
          <table:table-cell office:value-type="float" office:value="-35.9116482943069">
            <text:p>-35,9116482943069</text:p>
          </table:table-cell>
        </table:table-row>
        <table:table-row table:style-name="ro1">
          <table:table-cell office:value-type="string">
            <text:p>Pemuco</text:p>
          </table:table-cell>
          <table:table-cell office:value-type="float" office:value="-72.0678487865485">
            <text:p>-72,0678487865485</text:p>
          </table:table-cell>
          <table:table-cell office:value-type="float" office:value="-36.9830658369779">
            <text:p>-36,9830658369779</text:p>
          </table:table-cell>
        </table:table-row>
        <table:table-row table:style-name="ro1">
          <table:table-cell office:value-type="string">
            <text:p>Pencahue</text:p>
          </table:table-cell>
          <table:table-cell office:value-type="float" office:value="-71.8161440285073">
            <text:p>-71,8161440285073</text:p>
          </table:table-cell>
          <table:table-cell office:value-type="float" office:value="-35.3275451971507">
            <text:p>-35,3275451971507</text:p>
          </table:table-cell>
        </table:table-row>
        <table:table-row table:style-name="ro1">
          <table:table-cell office:value-type="string">
            <text:p>Penco</text:p>
          </table:table-cell>
          <table:table-cell office:value-type="float" office:value="-72.9437485853415">
            <text:p>-72,9437485853415</text:p>
          </table:table-cell>
          <table:table-cell office:value-type="float" office:value="-36.7478823659272">
            <text:p>-36,7478823659272</text:p>
          </table:table-cell>
        </table:table-row>
        <table:table-row table:style-name="ro1">
          <table:table-cell office:value-type="string">
            <text:p>Peñaflor</text:p>
          </table:table-cell>
          <table:table-cell office:value-type="float" office:value="-70.8937477331907">
            <text:p>-70,8937477331907</text:p>
          </table:table-cell>
          <table:table-cell office:value-type="float" office:value="-33.61106006204">
            <text:p>-33,6110600620400</text:p>
          </table:table-cell>
        </table:table-row>
        <table:table-row table:style-name="ro1">
          <table:table-cell office:value-type="string">
            <text:p>Peñalolén</text:p>
          </table:table-cell>
          <table:table-cell office:value-type="float" office:value="-70.525500868574">
            <text:p>-70,5255008685740</text:p>
          </table:table-cell>
          <table:table-cell office:value-type="float" office:value="-33.4854664519995">
            <text:p>-33,4854664519995</text:p>
          </table:table-cell>
        </table:table-row>
        <table:table-row table:style-name="ro1">
          <table:table-cell office:value-type="string">
            <text:p>Peralillo</text:p>
          </table:table-cell>
          <table:table-cell office:value-type="float" office:value="-71.4966845008596">
            <text:p>-71,4966845008596</text:p>
          </table:table-cell>
          <table:table-cell office:value-type="float" office:value="-34.4660206899511">
            <text:p>-34,4660206899511</text:p>
          </table:table-cell>
        </table:table-row>
        <table:table-row table:style-name="ro1">
          <table:table-cell office:value-type="string">
            <text:p>Perquenco</text:p>
          </table:table-cell>
          <table:table-cell office:value-type="float" office:value="-72.4366410787797">
            <text:p>-72,4366410787797</text:p>
          </table:table-cell>
          <table:table-cell office:value-type="float" office:value="-38.4282784071422">
            <text:p>-38,4282784071422</text:p>
          </table:table-cell>
        </table:table-row>
        <table:table-row table:style-name="ro1">
          <table:table-cell office:value-type="string">
            <text:p>Petorca</text:p>
          </table:table-cell>
          <table:table-cell office:value-type="float" office:value="-70.8699051360816">
            <text:p>-70,8699051360816</text:p>
          </table:table-cell>
          <table:table-cell office:value-type="float" office:value="-32.190507519107">
            <text:p>-32,1905075191070</text:p>
          </table:table-cell>
        </table:table-row>
        <table:table-row table:style-name="ro1">
          <table:table-cell office:value-type="string">
            <text:p>Peumo</text:p>
          </table:table-cell>
          <table:table-cell office:value-type="float" office:value="-71.2218262617724">
            <text:p>-71,2218262617724</text:p>
          </table:table-cell>
          <table:table-cell office:value-type="float" office:value="-34.3290945091759">
            <text:p>-34,3290945091759</text:p>
          </table:table-cell>
        </table:table-row>
        <table:table-row table:style-name="ro1">
          <table:table-cell office:value-type="string">
            <text:p>Pica</text:p>
          </table:table-cell>
          <table:table-cell office:value-type="float" office:value="-68.911675478448">
            <text:p>-68,9116754784480</text:p>
          </table:table-cell>
          <table:table-cell office:value-type="float" office:value="-20.4780117550756">
            <text:p>-20,4780117550756</text:p>
          </table:table-cell>
        </table:table-row>
        <table:table-row table:style-name="ro1">
          <table:table-cell office:value-type="string">
            <text:p>Pichidegua</text:p>
          </table:table-cell>
          <table:table-cell office:value-type="float" office:value="-71.3390936277408">
            <text:p>-71,3390936277408</text:p>
          </table:table-cell>
          <table:table-cell office:value-type="float" office:value="-34.3711765790037">
            <text:p>-34,3711765790037</text:p>
          </table:table-cell>
        </table:table-row>
        <table:table-row table:style-name="ro1">
          <table:table-cell office:value-type="string">
            <text:p>Pichilemu</text:p>
          </table:table-cell>
          <table:table-cell office:value-type="float" office:value="-71.9106928814178">
            <text:p>-71,9106928814178</text:p>
          </table:table-cell>
          <table:table-cell office:value-type="float" office:value="-34.3838885058137">
            <text:p>-34,3838885058137</text:p>
          </table:table-cell>
        </table:table-row>
        <table:table-row table:style-name="ro1">
          <table:table-cell office:value-type="string">
            <text:p>Pinto</text:p>
          </table:table-cell>
          <table:table-cell office:value-type="float" office:value="-71.5004593874336">
            <text:p>-71,5004593874336</text:p>
          </table:table-cell>
          <table:table-cell office:value-type="float" office:value="-36.9212947669241">
            <text:p>-36,9212947669241</text:p>
          </table:table-cell>
        </table:table-row>
        <table:table-row table:style-name="ro1">
          <table:table-cell office:value-type="string">
            <text:p>Pirque</text:p>
          </table:table-cell>
          <table:table-cell office:value-type="float" office:value="-70.5068292526639">
            <text:p>-70,5068292526639</text:p>
          </table:table-cell>
          <table:table-cell office:value-type="float" office:value="-33.7184839140286">
            <text:p>-33,7184839140286</text:p>
          </table:table-cell>
        </table:table-row>
        <table:table-row table:style-name="ro1">
          <table:table-cell office:value-type="string">
            <text:p>Pitrufquén</text:p>
          </table:table-cell>
          <table:table-cell office:value-type="float" office:value="-72.6638132934936">
            <text:p>-72,6638132934936</text:p>
          </table:table-cell>
          <table:table-cell office:value-type="float" office:value="-39.0840588413641">
            <text:p>-39,0840588413641</text:p>
          </table:table-cell>
        </table:table-row>
        <table:table-row table:style-name="ro1">
          <table:table-cell office:value-type="string">
            <text:p>Placilla</text:p>
          </table:table-cell>
          <table:table-cell office:value-type="float" office:value="-71.086314674193">
            <text:p>-71,0863146741930</text:p>
          </table:table-cell>
          <table:table-cell office:value-type="float" office:value="-34.6190012352532">
            <text:p>-34,6190012352532</text:p>
          </table:table-cell>
        </table:table-row>
        <table:table-row table:style-name="ro1">
          <table:table-cell office:value-type="string">
            <text:p>Portezuelo</text:p>
          </table:table-cell>
          <table:table-cell office:value-type="float" office:value="-72.4666341235244">
            <text:p>-72,4666341235244</text:p>
          </table:table-cell>
          <table:table-cell office:value-type="float" office:value="-36.5462811448239">
            <text:p>-36,5462811448239</text:p>
          </table:table-cell>
        </table:table-row>
        <table:table-row table:style-name="ro1">
          <table:table-cell office:value-type="string">
            <text:p>Porvenir</text:p>
          </table:table-cell>
          <table:table-cell office:value-type="float" office:value="-69.3906182061547">
            <text:p>-69,3906182061547</text:p>
          </table:table-cell>
          <table:table-cell office:value-type="float" office:value="-53.3154697892986">
            <text:p>-53,3154697892986</text:p>
          </table:table-cell>
        </table:table-row>
        <table:table-row table:style-name="ro1">
          <table:table-cell office:value-type="string">
            <text:p>Pozo Almonte</text:p>
          </table:table-cell>
          <table:table-cell office:value-type="float" office:value="-69.5045592077553">
            <text:p>-69,5045592077553</text:p>
          </table:table-cell>
          <table:table-cell office:value-type="float" office:value="-20.7690219344041">
            <text:p>-20,7690219344041</text:p>
          </table:table-cell>
        </table:table-row>
        <table:table-row table:style-name="ro1">
          <table:table-cell office:value-type="string">
            <text:p>Primavera</text:p>
          </table:table-cell>
          <table:table-cell office:value-type="float" office:value="-69.3297292330255">
            <text:p>-69,3297292330255</text:p>
          </table:table-cell>
          <table:table-cell office:value-type="float" office:value="-52.8183077337552">
            <text:p>-52,8183077337552</text:p>
          </table:table-cell>
        </table:table-row>
        <table:table-row table:style-name="ro1">
          <table:table-cell office:value-type="string">
            <text:p>Providencia</text:p>
          </table:table-cell>
          <table:table-cell office:value-type="float" office:value="-70.6124380062132">
            <text:p>-70,6124380062132</text:p>
          </table:table-cell>
          <table:table-cell office:value-type="float" office:value="-33.4318520106538">
            <text:p>-33,4318520106538</text:p>
          </table:table-cell>
        </table:table-row>
        <table:table-row table:style-name="ro1">
          <table:table-cell office:value-type="string">
            <text:p>Puchuncaví</text:p>
          </table:table-cell>
          <table:table-cell office:value-type="float" office:value="-71.3879272406212">
            <text:p>-71,3879272406212</text:p>
          </table:table-cell>
          <table:table-cell office:value-type="float" office:value="-32.745307076734">
            <text:p>-32,7453070767340</text:p>
          </table:table-cell>
        </table:table-row>
        <table:table-row table:style-name="ro1">
          <table:table-cell office:value-type="string">
            <text:p>Pucón</text:p>
          </table:table-cell>
          <table:table-cell office:value-type="float" office:value="-71.7912436522979">
            <text:p>-71,7912436522979</text:p>
          </table:table-cell>
          <table:table-cell office:value-type="float" office:value="-39.270155731702">
            <text:p>-39,2701557317020</text:p>
          </table:table-cell>
        </table:table-row>
        <table:table-row table:style-name="ro1">
          <table:table-cell office:value-type="string">
            <text:p>Pudahuel</text:p>
          </table:table-cell>
          <table:table-cell office:value-type="float" office:value="-70.8548325328328">
            <text:p>-70,8548325328328</text:p>
          </table:table-cell>
          <table:table-cell office:value-type="float" office:value="-33.4240803238375">
            <text:p>-33,4240803238375</text:p>
          </table:table-cell>
        </table:table-row>
        <table:table-row table:style-name="ro1">
          <table:table-cell office:value-type="string">
            <text:p>Puente Alto</text:p>
          </table:table-cell>
          <table:table-cell office:value-type="float" office:value="-70.5579840866865">
            <text:p>-70,5579840866865</text:p>
          </table:table-cell>
          <table:table-cell office:value-type="float" office:value="-33.5911804469315">
            <text:p>-33,5911804469315</text:p>
          </table:table-cell>
        </table:table-row>
        <table:table-row table:style-name="ro1">
          <table:table-cell office:value-type="string">
            <text:p>Puerto Montt</text:p>
          </table:table-cell>
          <table:table-cell office:value-type="float" office:value="-72.7955053726997">
            <text:p>-72,7955053726997</text:p>
          </table:table-cell>
          <table:table-cell office:value-type="float" office:value="-41.4889345752862">
            <text:p>-41,4889345752862</text:p>
          </table:table-cell>
        </table:table-row>
        <table:table-row table:style-name="ro1">
          <table:table-cell office:value-type="string">
            <text:p>Puerto Octay</text:p>
          </table:table-cell>
          <table:table-cell office:value-type="float" office:value="-72.5996869015423">
            <text:p>-72,5996869015423</text:p>
          </table:table-cell>
          <table:table-cell office:value-type="float" office:value="-40.9334548732248">
            <text:p>-40,9334548732248</text:p>
          </table:table-cell>
        </table:table-row>
        <table:table-row table:style-name="ro1">
          <table:table-cell office:value-type="string">
            <text:p>Puerto Varas</text:p>
          </table:table-cell>
          <table:table-cell office:value-type="float" office:value="-72.3869438732045">
            <text:p>-72,3869438732045</text:p>
          </table:table-cell>
          <table:table-cell office:value-type="float" office:value="-41.1908860240176">
            <text:p>-41,1908860240176</text:p>
          </table:table-cell>
        </table:table-row>
        <table:table-row table:style-name="ro1">
          <table:table-cell office:value-type="string">
            <text:p>Pumanque</text:p>
          </table:table-cell>
          <table:table-cell office:value-type="float" office:value="-71.6917752659201">
            <text:p>-71,6917752659201</text:p>
          </table:table-cell>
          <table:table-cell office:value-type="float" office:value="-34.5958700349538">
            <text:p>-34,5958700349538</text:p>
          </table:table-cell>
        </table:table-row>
        <table:table-row table:style-name="ro1">
          <table:table-cell office:value-type="string">
            <text:p>Punitaqui</text:p>
          </table:table-cell>
          <table:table-cell office:value-type="float" office:value="-71.3326261027682">
            <text:p>-71,3326261027682</text:p>
          </table:table-cell>
          <table:table-cell office:value-type="float" office:value="-30.9461008518816">
            <text:p>-30,9461008518816</text:p>
          </table:table-cell>
        </table:table-row>
        <table:table-row table:style-name="ro1">
          <table:table-cell office:value-type="string">
            <text:p>Punta Arenas</text:p>
          </table:table-cell>
          <table:table-cell office:value-type="float" office:value="-72.0287156723463">
            <text:p>-72,0287156723463</text:p>
          </table:table-cell>
          <table:table-cell office:value-type="float" office:value="-53.6484864913795">
            <text:p>-53,6484864913795</text:p>
          </table:table-cell>
        </table:table-row>
        <table:table-row table:style-name="ro1">
          <table:table-cell office:value-type="string">
            <text:p>Puqueldón</text:p>
          </table:table-cell>
          <table:table-cell office:value-type="float" office:value="-73.6370165092468">
            <text:p>-73,6370165092468</text:p>
          </table:table-cell>
          <table:table-cell office:value-type="float" office:value="-42.6267569860677">
            <text:p>-42,6267569860677</text:p>
          </table:table-cell>
        </table:table-row>
        <table:table-row table:style-name="ro1">
          <table:table-cell office:value-type="string">
            <text:p>Purén</text:p>
          </table:table-cell>
          <table:table-cell office:value-type="float" office:value="-73.0504253197573">
            <text:p>-73,0504253197573</text:p>
          </table:table-cell>
          <table:table-cell office:value-type="float" office:value="-38.0121454439959">
            <text:p>-38,0121454439959</text:p>
          </table:table-cell>
        </table:table-row>
        <table:table-row table:style-name="ro1">
          <table:table-cell office:value-type="string">
            <text:p>Purranque</text:p>
          </table:table-cell>
          <table:table-cell office:value-type="float" office:value="-73.4579215467297">
            <text:p>-73,4579215467297</text:p>
          </table:table-cell>
          <table:table-cell office:value-type="float" office:value="-40.9357386987285">
            <text:p>-40,9357386987285</text:p>
          </table:table-cell>
        </table:table-row>
        <table:table-row table:style-name="ro1">
          <table:table-cell office:value-type="string">
            <text:p>Putaendo</text:p>
          </table:table-cell>
          <table:table-cell office:value-type="float" office:value="-70.5209396792951">
            <text:p>-70,5209396792951</text:p>
          </table:table-cell>
          <table:table-cell office:value-type="float" office:value="-32.4810025479978">
            <text:p>-32,4810025479978</text:p>
          </table:table-cell>
        </table:table-row>
        <table:table-row table:style-name="ro1">
          <table:table-cell office:value-type="string">
            <text:p>Putre</text:p>
          </table:table-cell>
          <table:table-cell office:value-type="float" office:value="-69.3118042593022">
            <text:p>-69,3118042593022</text:p>
          </table:table-cell>
          <table:table-cell office:value-type="float" office:value="-18.4279985056851">
            <text:p>-18,4279985056851</text:p>
          </table:table-cell>
        </table:table-row>
        <table:table-row table:style-name="ro1">
          <table:table-cell office:value-type="string">
            <text:p>Puyehue</text:p>
          </table:table-cell>
          <table:table-cell office:value-type="float" office:value="-72.3832410258802">
            <text:p>-72,3832410258802</text:p>
          </table:table-cell>
          <table:table-cell office:value-type="float" office:value="-40.7257141707667">
            <text:p>-40,7257141707667</text:p>
          </table:table-cell>
        </table:table-row>
        <table:table-row table:style-name="ro1">
          <table:table-cell office:value-type="string">
            <text:p>Queilén</text:p>
          </table:table-cell>
          <table:table-cell office:value-type="float" office:value="-73.5644723037584">
            <text:p>-73,5644723037584</text:p>
          </table:table-cell>
          <table:table-cell office:value-type="float" office:value="-42.855693689491">
            <text:p>-42,8556936894910</text:p>
          </table:table-cell>
        </table:table-row>
        <table:table-row table:style-name="ro1">
          <table:table-cell office:value-type="string">
            <text:p>Quellón</text:p>
          </table:table-cell>
          <table:table-cell office:value-type="float" office:value="-73.9939289170177">
            <text:p>-73,9939289170177</text:p>
          </table:table-cell>
          <table:table-cell office:value-type="float" office:value="-43.1510476636863">
            <text:p>-43,1510476636863</text:p>
          </table:table-cell>
        </table:table-row>
        <table:table-row table:style-name="ro1">
          <table:table-cell office:value-type="string">
            <text:p>Quemchi</text:p>
          </table:table-cell>
          <table:table-cell office:value-type="float" office:value="-73.4114955410171">
            <text:p>-73,4114955410171</text:p>
          </table:table-cell>
          <table:table-cell office:value-type="float" office:value="-42.1789469931165">
            <text:p>-42,1789469931165</text:p>
          </table:table-cell>
        </table:table-row>
        <table:table-row table:style-name="ro1">
          <table:table-cell office:value-type="string">
            <text:p>Quilaco</text:p>
          </table:table-cell>
          <table:table-cell office:value-type="float" office:value="-71.7056815709267">
            <text:p>-71,7056815709267</text:p>
          </table:table-cell>
          <table:table-cell office:value-type="float" office:value="-37.9603991206345">
            <text:p>-37,9603991206345</text:p>
          </table:table-cell>
        </table:table-row>
        <table:table-row table:style-name="ro1">
          <table:table-cell office:value-type="string">
            <text:p>Quilicura</text:p>
          </table:table-cell>
          <table:table-cell office:value-type="float" office:value="-70.7354210688533">
            <text:p>-70,7354210688533</text:p>
          </table:table-cell>
          <table:table-cell office:value-type="float" office:value="-33.3557107598862">
            <text:p>-33,3557107598862</text:p>
          </table:table-cell>
        </table:table-row>
        <table:table-row table:style-name="ro1">
          <table:table-cell office:value-type="string">
            <text:p>Quilleco</text:p>
          </table:table-cell>
          <table:table-cell office:value-type="float" office:value="-71.8615422423628">
            <text:p>-71,8615422423628</text:p>
          </table:table-cell>
          <table:table-cell office:value-type="float" office:value="-37.4367031440487">
            <text:p>-37,4367031440487</text:p>
          </table:table-cell>
        </table:table-row>
        <table:table-row table:style-name="ro1">
          <table:table-cell office:value-type="string">
            <text:p>Quillón</text:p>
          </table:table-cell>
          <table:table-cell office:value-type="float" office:value="-72.5018019045677">
            <text:p>-72,5018019045677</text:p>
          </table:table-cell>
          <table:table-cell office:value-type="float" office:value="-36.818455354649">
            <text:p>-36,8184553546490</text:p>
          </table:table-cell>
        </table:table-row>
        <table:table-row table:style-name="ro1">
          <table:table-cell office:value-type="string">
            <text:p>Quillota</text:p>
          </table:table-cell>
          <table:table-cell office:value-type="float" office:value="-71.2724544334114">
            <text:p>-71,2724544334114</text:p>
          </table:table-cell>
          <table:table-cell office:value-type="float" office:value="-32.904768496414">
            <text:p>-32,9047684964140</text:p>
          </table:table-cell>
        </table:table-row>
        <table:table-row table:style-name="ro1">
          <table:table-cell office:value-type="string">
            <text:p>Quilpué</text:p>
          </table:table-cell>
          <table:table-cell office:value-type="float" office:value="-71.254207452206">
            <text:p>-71,2542074522060</text:p>
          </table:table-cell>
          <table:table-cell office:value-type="float" office:value="-33.1473176609223">
            <text:p>-33,1473176609223</text:p>
          </table:table-cell>
        </table:table-row>
        <table:table-row table:style-name="ro1">
          <table:table-cell office:value-type="string">
            <text:p>Quinchao</text:p>
          </table:table-cell>
          <table:table-cell office:value-type="float" office:value="-73.3589246149765">
            <text:p>-73,3589246149765</text:p>
          </table:table-cell>
          <table:table-cell office:value-type="float" office:value="-42.5215880564732">
            <text:p>-42,5215880564732</text:p>
          </table:table-cell>
        </table:table-row>
        <table:table-row table:style-name="ro1">
          <table:table-cell office:value-type="string">
            <text:p>Quinta de Tilcoco</text:p>
          </table:table-cell>
          <table:table-cell office:value-type="float" office:value="-70.9980621505799">
            <text:p>-70,9980621505799</text:p>
          </table:table-cell>
          <table:table-cell office:value-type="float" office:value="-34.3592253781111">
            <text:p>-34,3592253781111</text:p>
          </table:table-cell>
        </table:table-row>
        <table:table-row table:style-name="ro1">
          <table:table-cell office:value-type="string">
            <text:p>Quinta Normal</text:p>
          </table:table-cell>
          <table:table-cell office:value-type="float" office:value="-70.7013741639604">
            <text:p>-70,7013741639604</text:p>
          </table:table-cell>
          <table:table-cell office:value-type="float" office:value="-33.4278319053919">
            <text:p>-33,4278319053919</text:p>
          </table:table-cell>
        </table:table-row>
        <table:table-row table:style-name="ro1">
          <table:table-cell office:value-type="string">
            <text:p>Quintero</text:p>
          </table:table-cell>
          <table:table-cell office:value-type="float" office:value="-71.4732766039996">
            <text:p>-71,4732766039996</text:p>
          </table:table-cell>
          <table:table-cell office:value-type="float" office:value="-32.8431375464799">
            <text:p>-32,8431375464799</text:p>
          </table:table-cell>
        </table:table-row>
        <table:table-row table:style-name="ro1">
          <table:table-cell office:value-type="string">
            <text:p>Quirihue</text:p>
          </table:table-cell>
          <table:table-cell office:value-type="float" office:value="-72.5436531995767">
            <text:p>-72,5436531995767</text:p>
          </table:table-cell>
          <table:table-cell office:value-type="float" office:value="-36.235603814147">
            <text:p>-36,2356038141470</text:p>
          </table:table-cell>
        </table:table-row>
        <table:table-row table:style-name="ro1">
          <table:table-cell office:value-type="string">
            <text:p>Rancagua</text:p>
          </table:table-cell>
          <table:table-cell office:value-type="float" office:value="-70.8166873717362">
            <text:p>-70,8166873717362</text:p>
          </table:table-cell>
          <table:table-cell office:value-type="float" office:value="-34.1257560084703">
            <text:p>-34,1257560084703</text:p>
          </table:table-cell>
        </table:table-row>
        <table:table-row table:style-name="ro1">
          <table:table-cell office:value-type="string">
            <text:p>Ranquil</text:p>
          </table:table-cell>
          <table:table-cell office:value-type="float" office:value="-72.58795787493">
            <text:p>-72,5879578749300</text:p>
          </table:table-cell>
          <table:table-cell office:value-type="float" office:value="-36.6404634533742">
            <text:p>-36,6404634533742</text:p>
          </table:table-cell>
        </table:table-row>
        <table:table-row table:style-name="ro1">
          <table:table-cell office:value-type="string">
            <text:p>Rauco</text:p>
          </table:table-cell>
          <table:table-cell office:value-type="float" office:value="-71.4257583965529">
            <text:p>-71,4257583965529</text:p>
          </table:table-cell>
          <table:table-cell office:value-type="float" office:value="-34.9377270819264">
            <text:p>-34,9377270819264</text:p>
          </table:table-cell>
        </table:table-row>
        <table:table-row table:style-name="ro1">
          <table:table-cell office:value-type="string">
            <text:p>Recoleta</text:p>
          </table:table-cell>
          <table:table-cell office:value-type="float" office:value="-70.6395905105079">
            <text:p>-70,6395905105079</text:p>
          </table:table-cell>
          <table:table-cell office:value-type="float" office:value="-33.405793782049">
            <text:p>-33,4057937820490</text:p>
          </table:table-cell>
        </table:table-row>
        <table:table-row table:style-name="ro1">
          <table:table-cell office:value-type="string">
            <text:p>Renaico</text:p>
          </table:table-cell>
          <table:table-cell office:value-type="float" office:value="-72.5755875293812">
            <text:p>-72,5755875293812</text:p>
          </table:table-cell>
          <table:table-cell office:value-type="float" office:value="-37.7175841269088">
            <text:p>-37,7175841269088</text:p>
          </table:table-cell>
        </table:table-row>
        <table:table-row table:style-name="ro1">
          <table:table-cell office:value-type="string">
            <text:p>Renca</text:p>
          </table:table-cell>
          <table:table-cell office:value-type="float" office:value="-70.7279313655485">
            <text:p>-70,7279313655485</text:p>
          </table:table-cell>
          <table:table-cell office:value-type="float" office:value="-33.4019162650844">
            <text:p>-33,4019162650844</text:p>
          </table:table-cell>
        </table:table-row>
        <table:table-row table:style-name="ro1">
          <table:table-cell office:value-type="string">
            <text:p>Rengo</text:p>
          </table:table-cell>
          <table:table-cell office:value-type="float" office:value="-70.7189584859723">
            <text:p>-70,7189584859723</text:p>
          </table:table-cell>
          <table:table-cell office:value-type="float" office:value="-34.4546336163006">
            <text:p>-34,4546336163006</text:p>
          </table:table-cell>
        </table:table-row>
        <table:table-row table:style-name="ro1">
          <table:table-cell office:value-type="string">
            <text:p>Requínoa</text:p>
          </table:table-cell>
          <table:table-cell office:value-type="float" office:value="-70.6591949425848">
            <text:p>-70,6591949425848</text:p>
          </table:table-cell>
          <table:table-cell office:value-type="float" office:value="-34.3348757353739">
            <text:p>-34,3348757353739</text:p>
          </table:table-cell>
        </table:table-row>
        <table:table-row table:style-name="ro1">
          <table:table-cell office:value-type="string">
            <text:p>Retiro</text:p>
          </table:table-cell>
          <table:table-cell office:value-type="float" office:value="-71.8299510732601">
            <text:p>-71,8299510732601</text:p>
          </table:table-cell>
          <table:table-cell office:value-type="float" office:value="-36.0021986567476">
            <text:p>-36,0021986567476</text:p>
          </table:table-cell>
        </table:table-row>
        <table:table-row table:style-name="ro1">
          <table:table-cell office:value-type="string">
            <text:p>Rinconada</text:p>
          </table:table-cell>
          <table:table-cell office:value-type="float" office:value="-70.7062017171619">
            <text:p>-70,7062017171619</text:p>
          </table:table-cell>
          <table:table-cell office:value-type="float" office:value="-32.8763360943179">
            <text:p>-32,8763360943179</text:p>
          </table:table-cell>
        </table:table-row>
        <table:table-row table:style-name="ro1">
          <table:table-cell office:value-type="string">
            <text:p>Río Bueno</text:p>
          </table:table-cell>
          <table:table-cell office:value-type="float" office:value="-72.5350819725899">
            <text:p>-72,5350819725899</text:p>
          </table:table-cell>
          <table:table-cell office:value-type="float" office:value="-40.4962283354849">
            <text:p>-40,4962283354849</text:p>
          </table:table-cell>
        </table:table-row>
        <table:table-row table:style-name="ro1">
          <table:table-cell office:value-type="string">
            <text:p>Río Claro</text:p>
          </table:table-cell>
          <table:table-cell office:value-type="float" office:value="-71.2688626000509">
            <text:p>-71,2688626000509</text:p>
          </table:table-cell>
          <table:table-cell office:value-type="float" office:value="-35.2606260679211">
            <text:p>-35,2606260679211</text:p>
          </table:table-cell>
        </table:table-row>
        <table:table-row table:style-name="ro1">
          <table:table-cell office:value-type="string">
            <text:p>Río Hurtado</text:p>
          </table:table-cell>
          <table:table-cell office:value-type="float" office:value="-70.6541747853049">
            <text:p>-70,6541747853049</text:p>
          </table:table-cell>
          <table:table-cell office:value-type="float" office:value="-30.4305317480539">
            <text:p>-30,4305317480539</text:p>
          </table:table-cell>
        </table:table-row>
        <table:table-row table:style-name="ro1">
          <table:table-cell office:value-type="string">
            <text:p>Río Ibáñez</text:p>
          </table:table-cell>
          <table:table-cell office:value-type="float" office:value="-72.5129899623315">
            <text:p>-72,5129899623315</text:p>
          </table:table-cell>
          <table:table-cell office:value-type="float" office:value="-46.2865240607106">
            <text:p>-46,2865240607106</text:p>
          </table:table-cell>
        </table:table-row>
        <table:table-row table:style-name="ro1">
          <table:table-cell office:value-type="string">
            <text:p>Río Negro</text:p>
          </table:table-cell>
          <table:table-cell office:value-type="float" office:value="-73.4176956650069">
            <text:p>-73,4176956650069</text:p>
          </table:table-cell>
          <table:table-cell office:value-type="float" office:value="-40.7711373602582">
            <text:p>-40,7711373602582</text:p>
          </table:table-cell>
        </table:table-row>
        <table:table-row table:style-name="ro1">
          <table:table-cell office:value-type="string">
            <text:p>Río Verde</text:p>
          </table:table-cell>
          <table:table-cell office:value-type="float" office:value="-72.4567174416505">
            <text:p>-72,4567174416505</text:p>
          </table:table-cell>
          <table:table-cell office:value-type="float" office:value="-52.8420808095997">
            <text:p>-52,8420808095997</text:p>
          </table:table-cell>
        </table:table-row>
        <table:table-row table:style-name="ro1">
          <table:table-cell office:value-type="string">
            <text:p>Romeral</text:p>
          </table:table-cell>
          <table:table-cell office:value-type="float" office:value="-70.7113153392973">
            <text:p>-70,7113153392973</text:p>
          </table:table-cell>
          <table:table-cell office:value-type="float" office:value="-35.0685307257083">
            <text:p>-35,0685307257083</text:p>
          </table:table-cell>
        </table:table-row>
        <table:table-row table:style-name="ro1">
          <table:table-cell office:value-type="string">
            <text:p>Saavedra</text:p>
          </table:table-cell>
          <table:table-cell office:value-type="float" office:value="-73.2955321277175">
            <text:p>-73,2955321277175</text:p>
          </table:table-cell>
          <table:table-cell office:value-type="float" office:value="-38.8325576531875">
            <text:p>-38,8325576531875</text:p>
          </table:table-cell>
        </table:table-row>
        <table:table-row table:style-name="ro1">
          <table:table-cell office:value-type="string">
            <text:p>Sagrada Familia</text:p>
          </table:table-cell>
          <table:table-cell office:value-type="float" office:value="-71.4956450984496">
            <text:p>-71,4956450984496</text:p>
          </table:table-cell>
          <table:table-cell office:value-type="float" office:value="-35.1035651979396">
            <text:p>-35,1035651979396</text:p>
          </table:table-cell>
        </table:table-row>
        <table:table-row table:style-name="ro1">
          <table:table-cell office:value-type="string">
            <text:p>Salamanca</text:p>
          </table:table-cell>
          <table:table-cell office:value-type="float" office:value="-70.6613725477827">
            <text:p>-70,6613725477827</text:p>
          </table:table-cell>
          <table:table-cell office:value-type="float" office:value="-31.8931682422558">
            <text:p>-31,8931682422558</text:p>
          </table:table-cell>
        </table:table-row>
        <table:table-row table:style-name="ro1">
          <table:table-cell office:value-type="string">
            <text:p>San Antonio</text:p>
          </table:table-cell>
          <table:table-cell office:value-type="float" office:value="-71.4869451924684">
            <text:p>-71,4869451924684</text:p>
          </table:table-cell>
          <table:table-cell office:value-type="float" office:value="-33.6671547157025">
            <text:p>-33,6671547157025</text:p>
          </table:table-cell>
        </table:table-row>
        <table:table-row table:style-name="ro1">
          <table:table-cell office:value-type="string">
            <text:p>San Bernardo</text:p>
          </table:table-cell>
          <table:table-cell office:value-type="float" office:value="-70.7241792852024">
            <text:p>-70,7241792852024</text:p>
          </table:table-cell>
          <table:table-cell office:value-type="float" office:value="-33.6292677405034">
            <text:p>-33,6292677405034</text:p>
          </table:table-cell>
        </table:table-row>
        <table:table-row table:style-name="ro1">
          <table:table-cell office:value-type="string">
            <text:p>San Carlos</text:p>
          </table:table-cell>
          <table:table-cell office:value-type="float" office:value="-72.0190616824852">
            <text:p>-72,0190616824852</text:p>
          </table:table-cell>
          <table:table-cell office:value-type="float" office:value="-36.3857421907215">
            <text:p>-36,3857421907215</text:p>
          </table:table-cell>
        </table:table-row>
        <table:table-row table:style-name="ro1">
          <table:table-cell office:value-type="string">
            <text:p>San Clemente</text:p>
          </table:table-cell>
          <table:table-cell office:value-type="float" office:value="-70.8492292559915">
            <text:p>-70,8492292559915</text:p>
          </table:table-cell>
          <table:table-cell office:value-type="float" office:value="-35.7119293288857">
            <text:p>-35,7119293288857</text:p>
          </table:table-cell>
        </table:table-row>
        <table:table-row table:style-name="ro1">
          <table:table-cell office:value-type="string">
            <text:p>San Esteban</text:p>
          </table:table-cell>
          <table:table-cell office:value-type="float" office:value="-70.3481722015073">
            <text:p>-70,3481722015073</text:p>
          </table:table-cell>
          <table:table-cell office:value-type="float" office:value="-32.6865245379522">
            <text:p>-32,6865245379522</text:p>
          </table:table-cell>
        </table:table-row>
        <table:table-row table:style-name="ro1">
          <table:table-cell office:value-type="string">
            <text:p>San Fabián</text:p>
          </table:table-cell>
          <table:table-cell office:value-type="float" office:value="-71.2876401899995">
            <text:p>-71,2876401899995</text:p>
          </table:table-cell>
          <table:table-cell office:value-type="float" office:value="-36.5796861130172">
            <text:p>-36,5796861130172</text:p>
          </table:table-cell>
        </table:table-row>
        <table:table-row table:style-name="ro1">
          <table:table-cell office:value-type="string">
            <text:p>San Felipe</text:p>
          </table:table-cell>
          <table:table-cell office:value-type="float" office:value="-70.752958425171">
            <text:p>-70,7529584251710</text:p>
          </table:table-cell>
          <table:table-cell office:value-type="float" office:value="-32.7364014599818">
            <text:p>-32,7364014599818</text:p>
          </table:table-cell>
        </table:table-row>
        <table:table-row table:style-name="ro1">
          <table:table-cell office:value-type="string">
            <text:p>San Fernando</text:p>
          </table:table-cell>
          <table:table-cell office:value-type="float" office:value="-70.6033600268573">
            <text:p>-70,6033600268573</text:p>
          </table:table-cell>
          <table:table-cell office:value-type="float" office:value="-34.7435692418713">
            <text:p>-34,7435692418713</text:p>
          </table:table-cell>
        </table:table-row>
        <table:table-row table:style-name="ro1">
          <table:table-cell office:value-type="string">
            <text:p>San Gregorio</text:p>
          </table:table-cell>
          <table:table-cell office:value-type="float" office:value="-70.2249305750305">
            <text:p>-70,2249305750305</text:p>
          </table:table-cell>
          <table:table-cell office:value-type="float" office:value="-52.3219253472487">
            <text:p>-52,3219253472487</text:p>
          </table:table-cell>
        </table:table-row>
        <table:table-row table:style-name="ro1">
          <table:table-cell office:value-type="string">
            <text:p>San Ignacio</text:p>
          </table:table-cell>
          <table:table-cell office:value-type="float" office:value="-72.0293967473097">
            <text:p>-72,0293967473097</text:p>
          </table:table-cell>
          <table:table-cell office:value-type="float" office:value="-36.8224502883883">
            <text:p>-36,8224502883883</text:p>
          </table:table-cell>
        </table:table-row>
        <table:table-row table:style-name="ro1">
          <table:table-cell office:value-type="string">
            <text:p>San Javier</text:p>
          </table:table-cell>
          <table:table-cell office:value-type="float" office:value="-71.9270711697522">
            <text:p>-71,9270711697522</text:p>
          </table:table-cell>
          <table:table-cell office:value-type="float" office:value="-35.6288220993504">
            <text:p>-35,6288220993504</text:p>
          </table:table-cell>
        </table:table-row>
        <table:table-row table:style-name="ro1">
          <table:table-cell office:value-type="string">
            <text:p>San Joaquín</text:p>
          </table:table-cell>
          <table:table-cell office:value-type="float" office:value="-70.6287109183624">
            <text:p>-70,6287109183624</text:p>
          </table:table-cell>
          <table:table-cell office:value-type="float" office:value="-33.4962371681987">
            <text:p>-33,4962371681987</text:p>
          </table:table-cell>
        </table:table-row>
        <table:table-row table:style-name="ro1">
          <table:table-cell office:value-type="string">
            <text:p>San José de Maipo</text:p>
          </table:table-cell>
          <table:table-cell office:value-type="float" office:value="-70.0967928607648">
            <text:p>-70,0967928607648</text:p>
          </table:table-cell>
          <table:table-cell office:value-type="float" office:value="-33.7038401924471">
            <text:p>-33,7038401924471</text:p>
          </table:table-cell>
        </table:table-row>
        <table:table-row table:style-name="ro1">
          <table:table-cell office:value-type="string">
            <text:p>San Juan de la Costa</text:p>
          </table:table-cell>
          <table:table-cell office:value-type="float" office:value="-73.5591973263231">
            <text:p>-73,5591973263231</text:p>
          </table:table-cell>
          <table:table-cell office:value-type="float" office:value="-40.5089956520726">
            <text:p>-40,5089956520726</text:p>
          </table:table-cell>
        </table:table-row>
        <table:table-row table:style-name="ro1">
          <table:table-cell office:value-type="string">
            <text:p>San Miguel</text:p>
          </table:table-cell>
          <table:table-cell office:value-type="float" office:value="-70.6517709864184">
            <text:p>-70,6517709864184</text:p>
          </table:table-cell>
          <table:table-cell office:value-type="float" office:value="-33.4992866028977">
            <text:p>-33,4992866028977</text:p>
          </table:table-cell>
        </table:table-row>
        <table:table-row table:style-name="ro1">
          <table:table-cell office:value-type="string">
            <text:p>San Nicolás</text:p>
          </table:table-cell>
          <table:table-cell office:value-type="float" office:value="-72.2283862076916">
            <text:p>-72,2283862076916</text:p>
          </table:table-cell>
          <table:table-cell office:value-type="float" office:value="-36.4796097891403">
            <text:p>-36,4796097891403</text:p>
          </table:table-cell>
        </table:table-row>
        <table:table-row table:style-name="ro1">
          <table:table-cell office:value-type="string">
            <text:p>San Pablo</text:p>
          </table:table-cell>
          <table:table-cell office:value-type="float" office:value="-73.1616766955682">
            <text:p>-73,1616766955682</text:p>
          </table:table-cell>
          <table:table-cell office:value-type="float" office:value="-40.4273257330045">
            <text:p>-40,4273257330045</text:p>
          </table:table-cell>
        </table:table-row>
        <table:table-row table:style-name="ro1">
          <table:table-cell office:value-type="string">
            <text:p>San Pedro</text:p>
          </table:table-cell>
          <table:table-cell office:value-type="float" office:value="-71.4526702580632">
            <text:p>-71,4526702580632</text:p>
          </table:table-cell>
          <table:table-cell office:value-type="float" office:value="-33.9317755943064">
            <text:p>-33,9317755943064</text:p>
          </table:table-cell>
        </table:table-row>
        <table:table-row table:style-name="ro1">
          <table:table-cell office:value-type="string">
            <text:p>San Pedro de Atacama</text:p>
          </table:table-cell>
          <table:table-cell office:value-type="float" office:value="-67.9111448286162">
            <text:p>-67,9111448286162</text:p>
          </table:table-cell>
          <table:table-cell office:value-type="float" office:value="-23.4019720124862">
            <text:p>-23,4019720124862</text:p>
          </table:table-cell>
        </table:table-row>
        <table:table-row table:style-name="ro1">
          <table:table-cell office:value-type="string">
            <text:p>San Pedro de la Paz</text:p>
          </table:table-cell>
          <table:table-cell office:value-type="float" office:value="-73.0984759781022">
            <text:p>-73,0984759781022</text:p>
          </table:table-cell>
          <table:table-cell office:value-type="float" office:value="-36.8809119913565">
            <text:p>-36,8809119913565</text:p>
          </table:table-cell>
        </table:table-row>
        <table:table-row table:style-name="ro1">
          <table:table-cell office:value-type="string">
            <text:p>San Rafael</text:p>
          </table:table-cell>
          <table:table-cell office:value-type="float" office:value="-71.5004694875276">
            <text:p>-71,5004694875276</text:p>
          </table:table-cell>
          <table:table-cell office:value-type="float" office:value="-35.3015175442001">
            <text:p>-35,3015175442001</text:p>
          </table:table-cell>
        </table:table-row>
        <table:table-row table:style-name="ro1">
          <table:table-cell office:value-type="string">
            <text:p>San Ramón</text:p>
          </table:table-cell>
          <table:table-cell office:value-type="float" office:value="-70.6425744690403">
            <text:p>-70,6425744690403</text:p>
          </table:table-cell>
          <table:table-cell office:value-type="float" office:value="-33.5406489611972">
            <text:p>-33,5406489611972</text:p>
          </table:table-cell>
        </table:table-row>
        <table:table-row table:style-name="ro1">
          <table:table-cell office:value-type="string">
            <text:p>San Rosendo</text:p>
          </table:table-cell>
          <table:table-cell office:value-type="float" office:value="-72.7212592099802">
            <text:p>-72,7212592099802</text:p>
          </table:table-cell>
          <table:table-cell office:value-type="float" office:value="-37.2132290360899">
            <text:p>-37,2132290360899</text:p>
          </table:table-cell>
        </table:table-row>
        <table:table-row table:style-name="ro1">
          <table:table-cell office:value-type="string">
            <text:p>San Vicente</text:p>
          </table:table-cell>
          <table:table-cell office:value-type="float" office:value="-71.1231213653397">
            <text:p>-71,1231213653397</text:p>
          </table:table-cell>
          <table:table-cell office:value-type="float" office:value="-34.477474684469">
            <text:p>-34,4774746844690</text:p>
          </table:table-cell>
        </table:table-row>
        <table:table-row table:style-name="ro1">
          <table:table-cell office:value-type="string">
            <text:p>Santa Bárbara</text:p>
          </table:table-cell>
          <table:table-cell office:value-type="float" office:value="-71.7482020547861">
            <text:p>-71,7482020547861</text:p>
          </table:table-cell>
          <table:table-cell office:value-type="float" office:value="-37.6232086662995">
            <text:p>-37,6232086662995</text:p>
          </table:table-cell>
        </table:table-row>
        <table:table-row table:style-name="ro1">
          <table:table-cell office:value-type="string">
            <text:p>Santa Cruz</text:p>
          </table:table-cell>
          <table:table-cell office:value-type="float" office:value="-71.4026875368324">
            <text:p>-71,4026875368324</text:p>
          </table:table-cell>
          <table:table-cell office:value-type="float" office:value="-34.6427022915791">
            <text:p>-34,6427022915791</text:p>
          </table:table-cell>
        </table:table-row>
        <table:table-row table:style-name="ro1">
          <table:table-cell office:value-type="string">
            <text:p>Santa Juana</text:p>
          </table:table-cell>
          <table:table-cell office:value-type="float" office:value="-72.9600508307475">
            <text:p>-72,9600508307475</text:p>
          </table:table-cell>
          <table:table-cell office:value-type="float" office:value="-37.2766855130663">
            <text:p>-37,2766855130663</text:p>
          </table:table-cell>
        </table:table-row>
        <table:table-row table:style-name="ro1">
          <table:table-cell office:value-type="string">
            <text:p>Santa María</text:p>
          </table:table-cell>
          <table:table-cell office:value-type="float" office:value="-70.6096983730311">
            <text:p>-70,6096983730311</text:p>
          </table:table-cell>
          <table:table-cell office:value-type="float" office:value="-32.6860205236763">
            <text:p>-32,6860205236763</text:p>
          </table:table-cell>
        </table:table-row>
        <table:table-row table:style-name="ro1">
          <table:table-cell office:value-type="string">
            <text:p>Santiago</text:p>
          </table:table-cell>
          <table:table-cell office:value-type="float" office:value="-70.6569531072213">
            <text:p>-70,6569531072213</text:p>
          </table:table-cell>
          <table:table-cell office:value-type="float" office:value="-33.45374764011">
            <text:p>-33,4537476401100</text:p>
          </table:table-cell>
        </table:table-row>
        <table:table-row table:style-name="ro1">
          <table:table-cell office:value-type="string">
            <text:p>Santo Domingo</text:p>
          </table:table-cell>
          <table:table-cell office:value-type="float" office:value="-71.6764962944122">
            <text:p>-71,6764962944122</text:p>
          </table:table-cell>
          <table:table-cell office:value-type="float" office:value="-33.8093614574191">
            <text:p>-33,8093614574191</text:p>
          </table:table-cell>
        </table:table-row>
        <table:table-row table:style-name="ro1">
          <table:table-cell office:value-type="string">
            <text:p>Sierra Gorda</text:p>
          </table:table-cell>
          <table:table-cell office:value-type="float" office:value="-69.307348504626">
            <text:p>-69,3073485046260</text:p>
          </table:table-cell>
          <table:table-cell office:value-type="float" office:value="-23.2557323413633">
            <text:p>-23,2557323413633</text:p>
          </table:table-cell>
        </table:table-row>
        <table:table-row table:style-name="ro1">
          <table:table-cell office:value-type="string">
            <text:p>Talagante</text:p>
          </table:table-cell>
          <table:table-cell office:value-type="float" office:value="-70.8954533077897">
            <text:p>-70,8954533077897</text:p>
          </table:table-cell>
          <table:table-cell office:value-type="float" office:value="-33.6820017976536">
            <text:p>-33,6820017976536</text:p>
          </table:table-cell>
        </table:table-row>
        <table:table-row table:style-name="ro1">
          <table:table-cell office:value-type="string">
            <text:p>Talca</text:p>
          </table:table-cell>
          <table:table-cell office:value-type="float" office:value="-71.6022524362342">
            <text:p>-71,6022524362342</text:p>
          </table:table-cell>
          <table:table-cell office:value-type="float" office:value="-35.4278698123592">
            <text:p>-35,4278698123592</text:p>
          </table:table-cell>
        </table:table-row>
        <table:table-row table:style-name="ro1">
          <table:table-cell office:value-type="string">
            <text:p>Talcahuano</text:p>
          </table:table-cell>
          <table:table-cell office:value-type="float" office:value="-73.0992884986492">
            <text:p>-73,0992884986492</text:p>
          </table:table-cell>
          <table:table-cell office:value-type="float" office:value="-36.7154486683318">
            <text:p>-36,7154486683318</text:p>
          </table:table-cell>
        </table:table-row>
        <table:table-row table:style-name="ro1">
          <table:table-cell office:value-type="string">
            <text:p>Taltal</text:p>
          </table:table-cell>
          <table:table-cell office:value-type="float" office:value="-69.865204946946">
            <text:p>-69,8652049469460</text:p>
          </table:table-cell>
          <table:table-cell office:value-type="float" office:value="-25.3133010196615">
            <text:p>-25,3133010196615</text:p>
          </table:table-cell>
        </table:table-row>
        <table:table-row table:style-name="ro1">
          <table:table-cell office:value-type="string">
            <text:p>Temuco</text:p>
          </table:table-cell>
          <table:table-cell office:value-type="float" office:value="-72.6677661640342">
            <text:p>-72,6677661640342</text:p>
          </table:table-cell>
          <table:table-cell office:value-type="float" office:value="-38.6732598794676">
            <text:p>-38,6732598794676</text:p>
          </table:table-cell>
        </table:table-row>
        <table:table-row table:style-name="ro1">
          <table:table-cell office:value-type="string">
            <text:p>Teno</text:p>
          </table:table-cell>
          <table:table-cell office:value-type="float" office:value="-71.0218362097005">
            <text:p>-71,0218362097005</text:p>
          </table:table-cell>
          <table:table-cell office:value-type="float" office:value="-34.8881368883226">
            <text:p>-34,8881368883226</text:p>
          </table:table-cell>
        </table:table-row>
        <table:table-row table:style-name="ro1">
          <table:table-cell office:value-type="string">
            <text:p>Teodoro Schmidt</text:p>
          </table:table-cell>
          <table:table-cell office:value-type="float" office:value="-73.1274812727491">
            <text:p>-73,1274812727491</text:p>
          </table:table-cell>
          <table:table-cell office:value-type="float" office:value="-39.0054909832843">
            <text:p>-39,0054909832843</text:p>
          </table:table-cell>
        </table:table-row>
        <table:table-row table:style-name="ro1">
          <table:table-cell office:value-type="string">
            <text:p>Tierra Amarilla</text:p>
          </table:table-cell>
          <table:table-cell office:value-type="float" office:value="-69.6710513776838">
            <text:p>-69,6710513776838</text:p>
          </table:table-cell>
          <table:table-cell office:value-type="float" office:value="-27.8639557004746">
            <text:p>-27,8639557004746</text:p>
          </table:table-cell>
        </table:table-row>
        <table:table-row table:style-name="ro1">
          <table:table-cell office:value-type="string">
            <text:p>Tiltil</text:p>
          </table:table-cell>
          <table:table-cell office:value-type="float" office:value="-70.8761845026105">
            <text:p>-70,8761845026105</text:p>
          </table:table-cell>
          <table:table-cell office:value-type="float" office:value="-33.0627202204758">
            <text:p>-33,0627202204758</text:p>
          </table:table-cell>
        </table:table-row>
        <table:table-row table:style-name="ro1">
          <table:table-cell office:value-type="string">
            <text:p>Timaukel</text:p>
          </table:table-cell>
          <table:table-cell office:value-type="float" office:value="-69.5523974728824">
            <text:p>-69,5523974728824</text:p>
          </table:table-cell>
          <table:table-cell office:value-type="float" office:value="-54.2039545232487">
            <text:p>-54,2039545232487</text:p>
          </table:table-cell>
        </table:table-row>
        <table:table-row table:style-name="ro1">
          <table:table-cell office:value-type="string">
            <text:p>Tirúa</text:p>
          </table:table-cell>
          <table:table-cell office:value-type="float" office:value="-73.3944068996402">
            <text:p>-73,3944068996402</text:p>
          </table:table-cell>
          <table:table-cell office:value-type="float" office:value="-38.2971983805408">
            <text:p>-38,2971983805408</text:p>
          </table:table-cell>
        </table:table-row>
        <table:table-row table:style-name="ro1">
          <table:table-cell office:value-type="string">
            <text:p>Tocopilla</text:p>
          </table:table-cell>
          <table:table-cell office:value-type="float" office:value="-70.014123953946">
            <text:p>-70,0141239539460</text:p>
          </table:table-cell>
          <table:table-cell office:value-type="float" office:value="-22.0023033807151">
            <text:p>-22,0023033807151</text:p>
          </table:table-cell>
        </table:table-row>
        <table:table-row table:style-name="ro1">
          <table:table-cell office:value-type="string">
            <text:p>Toltén</text:p>
          </table:table-cell>
          <table:table-cell office:value-type="float" office:value="-73.0657697156759">
            <text:p>-73,0657697156759</text:p>
          </table:table-cell>
          <table:table-cell office:value-type="float" office:value="-39.2169641337568">
            <text:p>-39,2169641337568</text:p>
          </table:table-cell>
        </table:table-row>
        <table:table-row table:style-name="ro1">
          <table:table-cell office:value-type="string">
            <text:p>Tomé</text:p>
          </table:table-cell>
          <table:table-cell office:value-type="float" office:value="-72.8580542523201">
            <text:p>-72,8580542523201</text:p>
          </table:table-cell>
          <table:table-cell office:value-type="float" office:value="-36.6166326052401">
            <text:p>-36,6166326052401</text:p>
          </table:table-cell>
        </table:table-row>
        <table:table-row table:style-name="ro1">
          <table:table-cell office:value-type="string">
            <text:p>Torres del Paine</text:p>
          </table:table-cell>
          <table:table-cell office:value-type="float" office:value="-72.827642684936">
            <text:p>-72,8276426849360</text:p>
          </table:table-cell>
          <table:table-cell office:value-type="float" office:value="-51.0430172694954">
            <text:p>-51,0430172694954</text:p>
          </table:table-cell>
        </table:table-row>
        <table:table-row table:style-name="ro1">
          <table:table-cell office:value-type="string">
            <text:p>Tortel</text:p>
          </table:table-cell>
          <table:table-cell office:value-type="float" office:value="-74.1587043034028">
            <text:p>-74,1587043034028</text:p>
          </table:table-cell>
          <table:table-cell office:value-type="float" office:value="-48.0280113655196">
            <text:p>-48,0280113655196</text:p>
          </table:table-cell>
        </table:table-row>
        <table:table-row table:style-name="ro1">
          <table:table-cell office:value-type="string">
            <text:p>Traiguén</text:p>
          </table:table-cell>
          <table:table-cell office:value-type="float" office:value="-72.6549837047545">
            <text:p>-72,6549837047545</text:p>
          </table:table-cell>
          <table:table-cell office:value-type="float" office:value="-38.2469150333409">
            <text:p>-38,2469150333409</text:p>
          </table:table-cell>
        </table:table-row>
        <table:table-row table:style-name="ro1">
          <table:table-cell office:value-type="string">
            <text:p>Treguaco</text:p>
          </table:table-cell>
          <table:table-cell office:value-type="float" office:value="-72.6597908118327">
            <text:p>-72,6597908118327</text:p>
          </table:table-cell>
          <table:table-cell office:value-type="float" office:value="-36.4280060269646">
            <text:p>-36,4280060269646</text:p>
          </table:table-cell>
        </table:table-row>
        <table:table-row table:style-name="ro1">
          <table:table-cell office:value-type="string">
            <text:p>Tucapel</text:p>
          </table:table-cell>
          <table:table-cell office:value-type="float" office:value="-71.7443515637061">
            <text:p>-71,7443515637061</text:p>
          </table:table-cell>
          <table:table-cell office:value-type="float" office:value="-37.22544215874">
            <text:p>-37,2254421587400</text:p>
          </table:table-cell>
        </table:table-row>
        <table:table-row table:style-name="ro1">
          <table:table-cell office:value-type="string">
            <text:p>Valdivia</text:p>
          </table:table-cell>
          <table:table-cell office:value-type="float" office:value="-73.1696731504961">
            <text:p>-73,1696731504961</text:p>
          </table:table-cell>
          <table:table-cell office:value-type="float" office:value="-39.8184605474901">
            <text:p>-39,8184605474901</text:p>
          </table:table-cell>
        </table:table-row>
        <table:table-row table:style-name="ro1">
          <table:table-cell office:value-type="string">
            <text:p>Vallenar</text:p>
          </table:table-cell>
          <table:table-cell office:value-type="float" office:value="-70.6013947788549">
            <text:p>-70,6013947788549</text:p>
          </table:table-cell>
          <table:table-cell office:value-type="float" office:value="-28.59363760514">
            <text:p>-28,5936376051400</text:p>
          </table:table-cell>
        </table:table-row>
        <table:table-row table:style-name="ro1">
          <table:table-cell office:value-type="string">
            <text:p>Valparaíso</text:p>
          </table:table-cell>
          <table:table-cell office:value-type="float" office:value="-71.5733290360507">
            <text:p>-71,5733290360507</text:p>
          </table:table-cell>
          <table:table-cell office:value-type="float" office:value="-33.1297334892019">
            <text:p>-33,1297334892019</text:p>
          </table:table-cell>
        </table:table-row>
        <table:table-row table:style-name="ro1">
          <table:table-cell office:value-type="string">
            <text:p>Vichuquén</text:p>
          </table:table-cell>
          <table:table-cell office:value-type="float" office:value="-72.0225288349796">
            <text:p>-72,0225288349796</text:p>
          </table:table-cell>
          <table:table-cell office:value-type="float" office:value="-34.8413249827389">
            <text:p>-34,8413249827389</text:p>
          </table:table-cell>
        </table:table-row>
        <table:table-row table:style-name="ro1">
          <table:table-cell office:value-type="string">
            <text:p>Victoria</text:p>
          </table:table-cell>
          <table:table-cell office:value-type="float" office:value="-72.2335948458024">
            <text:p>-72,2335948458024</text:p>
          </table:table-cell>
          <table:table-cell office:value-type="float" office:value="-38.2806129140453">
            <text:p>-38,2806129140453</text:p>
          </table:table-cell>
        </table:table-row>
        <table:table-row table:style-name="ro1">
          <table:table-cell office:value-type="string">
            <text:p>Vicuña</text:p>
          </table:table-cell>
          <table:table-cell office:value-type="float" office:value="-70.3823845119782">
            <text:p>-70,3823845119782</text:p>
          </table:table-cell>
          <table:table-cell office:value-type="float" office:value="-29.8916142907014">
            <text:p>-29,8916142907014</text:p>
          </table:table-cell>
        </table:table-row>
        <table:table-row table:style-name="ro1">
          <table:table-cell office:value-type="string">
            <text:p>Vilcún</text:p>
          </table:table-cell>
          <table:table-cell office:value-type="float" office:value="-72.1165036397584">
            <text:p>-72,1165036397584</text:p>
          </table:table-cell>
          <table:table-cell office:value-type="float" office:value="-38.7047175467164">
            <text:p>-38,7047175467164</text:p>
          </table:table-cell>
        </table:table-row>
        <table:table-row table:style-name="ro1">
          <table:table-cell office:value-type="string">
            <text:p>Villa Alegre</text:p>
          </table:table-cell>
          <table:table-cell office:value-type="float" office:value="-71.6829306789189">
            <text:p>-71,6829306789189</text:p>
          </table:table-cell>
          <table:table-cell office:value-type="float" office:value="-35.6855624285236">
            <text:p>-35,6855624285236</text:p>
          </table:table-cell>
        </table:table-row>
        <table:table-row table:style-name="ro1">
          <table:table-cell office:value-type="string">
            <text:p>Villa Alemana</text:p>
          </table:table-cell>
          <table:table-cell office:value-type="float" office:value="-71.3300117918058">
            <text:p>-71,3300117918058</text:p>
          </table:table-cell>
          <table:table-cell office:value-type="float" office:value="-33.0677249355609">
            <text:p>-33,0677249355609</text:p>
          </table:table-cell>
        </table:table-row>
        <table:table-row table:style-name="ro1">
          <table:table-cell office:value-type="string">
            <text:p>Villarrica</text:p>
          </table:table-cell>
          <table:table-cell office:value-type="float" office:value="-72.182829830953">
            <text:p>-72,1828298309530</text:p>
          </table:table-cell>
          <table:table-cell office:value-type="float" office:value="-39.3008644127185">
            <text:p>-39,3008644127185</text:p>
          </table:table-cell>
        </table:table-row>
        <table:table-row table:style-name="ro1">
          <table:table-cell office:value-type="string">
            <text:p>Viña del Mar</text:p>
          </table:table-cell>
          <table:table-cell office:value-type="float" office:value="-71.515536895134">
            <text:p>-71,5155368951340</text:p>
          </table:table-cell>
          <table:table-cell office:value-type="float" office:value="-33.0286017225839">
            <text:p>-33,0286017225839</text:p>
          </table:table-cell>
        </table:table-row>
        <table:table-row table:style-name="ro1">
          <table:table-cell office:value-type="string">
            <text:p>Vitacura</text:p>
          </table:table-cell>
          <table:table-cell office:value-type="float" office:value="-70.5731284824457">
            <text:p>-70,5731284824457</text:p>
          </table:table-cell>
          <table:table-cell office:value-type="float" office:value="-33.3795449629132">
            <text:p>-33,3795449629132</text:p>
          </table:table-cell>
        </table:table-row>
        <table:table-row table:style-name="ro1">
          <table:table-cell office:value-type="string">
            <text:p>Yerbas Buenas</text:p>
          </table:table-cell>
          <table:table-cell office:value-type="float" office:value="-71.5441188857183">
            <text:p>-71,5441188857183</text:p>
          </table:table-cell>
          <table:table-cell office:value-type="float" office:value="-35.6892269513125">
            <text:p>-35,6892269513125</text:p>
          </table:table-cell>
        </table:table-row>
        <table:table-row table:style-name="ro1">
          <table:table-cell office:value-type="string">
            <text:p>Yumbel</text:p>
          </table:table-cell>
          <table:table-cell office:value-type="float" office:value="-72.6160503654663">
            <text:p>-72,6160503654663</text:p>
          </table:table-cell>
          <table:table-cell office:value-type="float" office:value="-37.0883436575482">
            <text:p>-37,0883436575482</text:p>
          </table:table-cell>
        </table:table-row>
        <table:table-row table:style-name="ro1">
          <table:table-cell office:value-type="string">
            <text:p>Yungay</text:p>
          </table:table-cell>
          <table:table-cell office:value-type="float" office:value="-71.9305822628873">
            <text:p>-71,9305822628873</text:p>
          </table:table-cell>
          <table:table-cell office:value-type="float" office:value="-37.1046724123862">
            <text:p>-37,1046724123862</text:p>
          </table:table-cell>
        </table:table-row>
        <table:table-row table:style-name="ro1">
          <table:table-cell office:value-type="string">
            <text:p>Zapallar</text:p>
          </table:table-cell>
          <table:table-cell office:value-type="float" office:value="-71.3362780328979">
            <text:p>-71,3362780328979</text:p>
          </table:table-cell>
          <table:table-cell office:value-type="float" office:value="-32.5874881917152">
            <text:p>-32,5874881917152</text:p>
          </table:table-cell>
        </table:table-row>
      </table:table>
      <table:table table:name="Hoja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L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2P0"/>
    </number:currency-style>
    <number:number-style style:name="N103P0" style:volatile="true">
      <number:number number:decimal-places="0" number:min-integer-digits="1" number:grouping="true"/>
    </number:number-style>
    <number:number-style style:name="N103">
      <number:text>-</number:text>
      <number:number number:decimal-places="0" number:min-integer-digits="1" number:grouping="true"/>
      <style:map style:condition="value()&gt;=0" style:apply-style-name="N103P0"/>
    </number:number-style>
    <number:number-style style:name="N104P0" style:volatile="true">
      <number:number number:decimal-places="0" number:min-integer-digits="1" number:grouping="true"/>
    </number:number-style>
    <number:number-style style:name="N104">
      <style:text-properties fo:color="#ff0000"/>
      <number:text>-</number:text>
      <number:number number: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2" number:min-integer-digits="1" number:grouping="true"/>
    </number:number-style>
    <number:number-style style:name="N105">
      <number:text>-</number:text>
      <number:number number:decimal-places="2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number:min-integer-digits="1" number:grouping="true"/>
    </number:number-style>
    <number:number-style style:name="N106">
      <style:text-properties fo:color="#ff0000"/>
      <number:text>-</number:text>
      <number:number number:decimal-places="2" number:min-integer-digits="1" number:grouping="true"/>
      <style:map style:condition="value()&gt;=0" style:apply-style-name="N106P0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number-style style:name="N111">
      <number:number number:decimal-places="1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min-integer-digits="1"/>
      <number:text> ° </number:text>
    </number:number-style>
    <number:number-style style:name="N114">
      <number:number number:min-integer-digits="1"/>
      <number:text> ' </number:text>
    </number:number-style>
    <number:number-style style:name="N115">
      <number:number number:min-integer-digits="1"/>
      <number:text> '' </number:text>
    </number:number-style>
    <number:number-style style:name="N116">
      <number:number number:decimal-places="11" number:min-integer-digits="1"/>
    </number:number-style>
    <number:number-style style:name="N117">
      <number:number number:decimal-places="1" number:min-integer-digits="0"/>
    </number:number-style>
    <number:number-style style:name="N118">
      <number:number number:decimal-places="0" number:min-integer-digits="0"/>
    </number:number-style>
    <number:number-style style:name="N119">
      <number:number number:decimal-places="2" number:min-integer-digits="0"/>
    </number:number-style>
    <number:number-style style:name="N120">
      <number:number number:decimal-places="3" number:min-integer-digits="0"/>
    </number:number-style>
    <number:number-style style:name="N121">
      <number:number number:decimal-places="4" number:min-integer-digits="0"/>
    </number:number-style>
    <number:number-style style:name="N122">
      <number:number number:decimal-places="5" number:min-integer-digits="0"/>
    </number:number-style>
    <number:number-style style:name="N123">
      <number:number number:decimal-places="6" number:min-integer-digits="0"/>
    </number:number-style>
    <number:number-style style:name="N124">
      <number:number number:decimal-places="7" number:min-integer-digits="0"/>
    </number:number-style>
    <number:number-style style:name="N125">
      <number:number number:decimal-places="8" number:min-integer-digits="0"/>
    </number:number-style>
    <number:number-style style:name="N126">
      <number:number number:decimal-places="9" number:min-integer-digits="0"/>
    </number:number-style>
    <number:number-style style:name="N127">
      <number:number number:decimal-places="10" number:min-integer-digits="0"/>
    </number:number-style>
    <number:number-style style:name="N128">
      <number:number number:decimal-places="11" number:min-integer-digits="0"/>
    </number:number-style>
    <number:number-style style:name="N129">
      <number:number number:decimal-places="12" number:min-integer-digits="0"/>
    </number:number-style>
    <number:number-style style:name="N130">
      <number:number number:decimal-places="13" number:min-integer-digits="0"/>
    </number:number-style>
    <number:number-style style:name="N131">
      <number:number number:decimal-places="14" number:min-integer-digits="0"/>
    </number:number-style>
    <number:number-style style:name="N132">
      <number:number number:decimal-places="15" number:min-integer-digits="0"/>
    </number:number-style>
    <number:number-style style:name="N133">
      <number:number number:decimal-places="16" number:min-integer-digits="0"/>
    </number:number-style>
    <number:number-style style:name="N134">
      <number:number number:decimal-places="17" number:min-integer-digits="0"/>
    </number:number-style>
    <number:number-style style:name="N135">
      <number:number number:decimal-places="18" number:min-integer-digits="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entroide-Latitud" style:display-name="Normal_Centroide-Latitu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2">22-06-2012</text:date>, <text:time>14:34:3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u </meta:initial-creator>
    <meta:creation-date>2012-06-22T14:33:21</meta:creation-date>
    <dc:date>2012-06-22T14:34:36</dc:date>
    <dc:creator>jou </dc:creator>
    <meta:editing-duration>PT00H01M16S</meta:editing-duration>
    <meta:editing-cycles>1</meta:editing-cycles>
    <meta:document-statistic meta:table-count="3" meta:cell-count="1038" meta:object-count="0"/>
    <meta:generator>OpenOffice.org/3.2$Linux OpenOffice.org_project/320m19$Build-9505</meta:generator>
  </office:meta>
</office:document-meta>
</file>